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cm"/>
    </style:style>
    <style:style style:name="co2" style:family="table-column">
      <style:table-column-properties fo:break-before="auto" style:column-width="1.087cm"/>
    </style:style>
    <style:style style:name="co3" style:family="table-column">
      <style:table-column-properties fo:break-before="auto" style:column-width="1.753cm"/>
    </style:style>
    <style:style style:name="co4" style:family="table-column">
      <style:table-column-properties fo:break-before="auto" style:column-width="7.026cm"/>
    </style:style>
    <style:style style:name="co5" style:family="table-column">
      <style:table-column-properties fo:break-before="auto" style:column-width="4.207cm"/>
    </style:style>
    <style:style style:name="co6" style:family="table-column">
      <style:table-column-properties fo:break-before="auto" style:column-width="3.97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6" table:default-cell-style-name="ce1"/>
        <table:table-row table:style-name="ro1">
          <table:table-cell office:value-type="string">
            <text:p>10.5th - Scarlet Weather Rhapsody</text:p>
          </table:table-cell>
          <table:table-cell office:value-type="float" office:value="2008">
            <text:p>2008</text:p>
          </table:table-cell>
          <table:table-cell office:value-type="string">
            <text:p>Fighter</text:p>
          </table:table-cell>
          <table:table-cell office:value-type="string">
            <text:p>Scarlet Weather Rhapsody</text:p>
          </table:table-cell>
          <table:table-cell office:value-type="string">
            <text:p>Team Shanghai Alice</text:p>
          </table:table-cell>
          <table:table-cell office:value-type="string">
            <text:p>Tasogare Frontier </text:p>
          </table:table-cell>
          <table:table-cell office:value-type="string">
            <text:p>ESRB - RP (Rating Pending)</text:p>
          </table:table-cell>
          <table:table-cell office:value-type="string">
            <text:p>4.1</text:p>
          </table:table-cell>
          <table:table-cell office:value-type="string">
            <text:p>1-2 Players</text:p>
          </table:table-cell>
          <table:table-cell office:value-type="string">
            <text:p>A bizarre phenomenon is occurring in Gensokyo. In the middle of summer, untimely rain and hail fall in the Forest of Magic, snow blankets Hakugyokurou, the Scarlet Devil Mansion is enveloped in a cloudy, dense haze, and the Hakurei Shrine is leveled by a sudden earthquake. Throughout the game, Reimu and the other protagonists set out to investigate the source of the strange occurrences. Tenshi Hinanawi is a celestial. Finding her newfound life in Heaven boring and monotonous, she enviously saw the youkai of Gensokyo stirring many incidents from above. Wielding the power to control the earth and the divine Sword of Hisou, the jaded celestial decides to instigate a catastrophe of her own. </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10.5th - Scarlet Weather Rhapsody&quot;&gt; &lt;year&gt;2008&lt;/year&gt; &lt;rating&gt;Fighter&lt;/rating&gt; &lt;title&gt;Scarlet Weather Rhapsody&lt;/title&gt; &lt;pub&gt;Team Shanghai Alice&lt;/pub&gt; &lt;dev&gt;Tasogare Frontier &lt;/dev&gt; &lt;genre&gt;ESRB - RP (Rating Pending)&lt;/genre&gt; &lt;score&gt;4.1&lt;/score&gt; &lt;player&gt;1-2 Players&lt;/player&gt; &lt;story&gt;A bizarre phenomenon is occurring in Gensokyo. In the middle of summer, untimely rain and hail fall in the Forest of Magic, snow blankets Hakugyokurou, the Scarlet Devil Mansion is enveloped in a cloudy, dense haze, and the Hakurei Shrine is leveled by a sudden earthquake. Throughout the game, Reimu and the other protagonists set out to investigate the source of the strange occurrences. Tenshi Hinanawi is a celestial. Finding her newfound life in Heaven boring and monotonous, she enviously saw the youkai of Gensokyo stirring many incidents from above. Wielding the power to control the earth and the divine Sword of Hisou, the jaded celestial decides to instigate a catastrophe of her own. &lt;/story&gt; &lt;/game&gt;">
            <text:p>&lt;game name="10.5th - Scarlet Weather Rhapsody"&gt; &lt;year&gt;2008&lt;/year&gt; &lt;rating&gt;Fighter&lt;/rating&gt; &lt;title&gt;Scarlet Weather Rhapsody&lt;/title&gt; &lt;pub&gt;Team Shanghai Alice&lt;/pub&gt; &lt;dev&gt;Tasogare Frontier &lt;/dev&gt; &lt;genre&gt;ESRB - RP (Rating Pending)&lt;/genre&gt; &lt;score&gt;4.1&lt;/score&gt; &lt;player&gt;1-2 Players&lt;/player&gt; &lt;story&gt;A bizarre phenomenon is occurring in Gensokyo. In the middle of summer, untimely rain and hail fall in the Forest of Magic, snow blankets Hakugyokurou, the Scarlet Devil Mansion is enveloped in a cloudy, dense haze, and the Hakurei Shrine is leveled by a sudden earthquake. Throughout the game, Reimu and the other protagonists set out to investigate the source of the strange occurrences. Tenshi Hinanawi is a celestial. Finding her newfound life in Heaven boring and monotonous, she enviously saw the youkai of Gensokyo stirring many incidents from above. Wielding the power to control the earth and the divine Sword of Hisou, the jaded celestial decides to instigate a catastrophe of her own. &lt;/story&gt; &lt;/game&gt;</text:p>
          </table:table-cell>
          <table:table-cell table:number-columns-repeated="1012"/>
        </table:table-row>
        <table:table-row table:style-name="ro1">
          <table:table-cell office:value-type="string">
            <text:p>10th - Mountain of Faith</text:p>
          </table:table-cell>
          <table:table-cell office:value-type="float" office:value="2007">
            <text:p>2007</text:p>
          </table:table-cell>
          <table:table-cell office:value-type="string">
            <text:p>Shooter</text:p>
          </table:table-cell>
          <table:table-cell office:value-type="string">
            <text:p>Mountain of Faith</text:p>
          </table:table-cell>
          <table:table-cell table:number-columns-repeated="2" office:value-type="string">
            <text:p>Team Shanghai Alice</text:p>
          </table:table-cell>
          <table:table-cell office:value-type="string">
            <text:p>ESRB - RP (Rating Pending)</text:p>
          </table:table-cell>
          <table:table-cell office:value-type="string">
            <text:p>4.1</text:p>
          </table:table-cell>
          <table:table-cell office:value-type="string">
            <text:p>1 Player</text:p>
          </table:table-cell>
          <table:table-cell office:value-type="string">
            <text:p>It is autumn in Gensokyo. A stranger comes to the Hakurei Shrine and says that the shrine should close for good. Reimu Hakurei won't let it happen so she or Marisa Kirisame goes to investigate the situation. The heroine goes to the Youkai Mountain where she meets three gods and eventually Nitori Kawashiro, who says the kappa are troubled by a new god on the mountain. As she advances further, the heroine meets Aya Shameimaru, who was told to investigate the intruder. Aya is beaten and the heroine moves to the Moriya Shrine. Sanae Kochiya says that the new god, later shown to be Kanako Yasaka, is trying to collect faith. After Sanae is defeated, Kanako appears and explains her motives. She eventually makes peace with the kappa and tengu, who, in return, accept Kanako as the new god of the mountain, supplying her with faith. In the Extra stage, the heroines meet the other god of the Moriya Shrine, Suwako Moriya, who is the shrine's true god. Suwako demands that they play with her in a danmaku battle, just like they've played with Sanae and Kanako. </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10th - Mountain of Faith&quot;&gt; &lt;year&gt;2007&lt;/year&gt; &lt;rating&gt;Shooter&lt;/rating&gt; &lt;title&gt;Mountain of Faith&lt;/title&gt; &lt;pub&gt;Team Shanghai Alice&lt;/pub&gt; &lt;dev&gt;Team Shanghai Alice&lt;/dev&gt; &lt;genre&gt;ESRB - RP (Rating Pending)&lt;/genre&gt; &lt;score&gt;4.1&lt;/score&gt; &lt;player&gt;1 Player&lt;/player&gt; &lt;story&gt;It is autumn in Gensokyo. A stranger comes to the Hakurei Shrine and says that the shrine should close for good. Reimu Hakurei won't let it happen so she or Marisa Kirisame goes to investigate the situation. The heroine goes to the Youkai Mountain where she meets three gods and eventually Nitori Kawashiro, who says the kappa are troubled by a new god on the mountain. As she advances further, the heroine meets Aya Shameimaru, who was told to investigate the intruder. Aya is beaten and the heroine moves to the Moriya Shrine. Sanae Kochiya says that the new god, later shown to be Kanako Yasaka, is trying to collect faith. After Sanae is defeated, Kanako appears and explains her motives. She eventually makes peace with the kappa and tengu, who, in return, accept Kanako as the new god of the mountain, supplying her with faith. In the Extra stage, the heroines meet the other god of the Moriya Shrine, Suwako Moriya, who is the shrine's true god. Suwako demands that they play with her in a danmaku battle, just like they've played with Sanae and Kanako. &lt;/story&gt; &lt;/game&gt;">
            <text:p>&lt;game name="10th - Mountain of Faith"&gt; &lt;year&gt;2007&lt;/year&gt; &lt;rating&gt;Shooter&lt;/rating&gt; &lt;title&gt;Mountain of Faith&lt;/title&gt; &lt;pub&gt;Team Shanghai Alice&lt;/pub&gt; &lt;dev&gt;Team Shanghai Alice&lt;/dev&gt; &lt;genre&gt;ESRB - RP (Rating Pending)&lt;/genre&gt; &lt;score&gt;4.1&lt;/score&gt; &lt;player&gt;1 Player&lt;/player&gt; &lt;story&gt;It is autumn in Gensokyo. A stranger comes to the Hakurei Shrine and says that the shrine should close for good. Reimu Hakurei won't let it happen so she or Marisa Kirisame goes to investigate the situation. The heroine goes to the Youkai Mountain where she meets three gods and eventually Nitori Kawashiro, who says the kappa are troubled by a new god on the mountain. As she advances further, the heroine meets Aya Shameimaru, who was told to investigate the intruder. Aya is beaten and the heroine moves to the Moriya Shrine. Sanae Kochiya says that the new god, later shown to be Kanako Yasaka, is trying to collect faith. After Sanae is defeated, Kanako appears and explains her motives. She eventually makes peace with the kappa and tengu, who, in return, accept Kanako as the new god of the mountain, supplying her with faith. In the Extra stage, the heroines meet the other god of the Moriya Shrine, Suwako Moriya, who is the shrine's true god. Suwako demands that they play with her in a danmaku battle, just like they've played with Sanae and Kanako. &lt;/story&gt; &lt;/game&gt;</text:p>
          </table:table-cell>
          <table:table-cell table:number-columns-repeated="1012"/>
        </table:table-row>
        <table:table-row table:style-name="ro1">
          <table:table-cell office:value-type="string">
            <text:p>11th - Subterranean Animism</text:p>
          </table:table-cell>
          <table:table-cell office:value-type="float" office:value="2008">
            <text:p>2008</text:p>
          </table:table-cell>
          <table:table-cell office:value-type="string">
            <text:p>Shooter</text:p>
          </table:table-cell>
          <table:table-cell office:value-type="string">
            <text:p>Subterranean Animism</text:p>
          </table:table-cell>
          <table:table-cell table:number-columns-repeated="2" office:value-type="string">
            <text:p>Team Shanghai Alice</text:p>
          </table:table-cell>
          <table:table-cell office:value-type="string">
            <text:p>ESRB - RP (Rating Pending)</text:p>
          </table:table-cell>
          <table:table-cell office:value-type="string">
            <text:p>4.2</text:p>
          </table:table-cell>
          <table:table-cell office:value-type="string">
            <text:p>1 Player</text:p>
          </table:table-cell>
          <table:table-cell office:value-type="string">
            <text:p>Suddenly a geyser erupted out of nowhere, which Reimu Hakurei and Marisa Kirisame took advantage of, even though a higher amount of earth spirits showed up. But others got worried, and wanted them to go down into the Underworld, with a device Yukari Yakumo made so they could talk even underground. After passing the tsuchigumo Yamame Kurodani and the jealous bridge princess Parsee Mizuhashi, the heroine reaches the Former Capital, a place where now the oni live. Yuugi Hoshiguma challenges the heroine on a friendly battle, and then says the heroine should go to the Palace of the Earth Spirits. Here, the heroine met Satori Komeiji, the owner of both Rin Kaenbyou (Orin) and Utsuho Reiuji (Okuu). Rin wanted the heroine to come down and help her stop her friend as Utsuho became too powerful, and Utsuho eventually was stopped by the heroine. Afterwards, the heroine visits the Moriya Shrine to talk with Kanako Yasaka and Suwako Moriya. The goddesses were not there, but she does meet Satori's sister, Koishi Komeiji, who wanted to go to the Moriya Shrine to ask the gods to empower her pets. In the end, they have a duel because Koishi wanted to see if the person who defeated her sister was really that strong. </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11th - Subterranean Animism&quot;&gt; &lt;year&gt;2008&lt;/year&gt; &lt;rating&gt;Shooter&lt;/rating&gt; &lt;title&gt;Subterranean Animism&lt;/title&gt; &lt;pub&gt;Team Shanghai Alice&lt;/pub&gt; &lt;dev&gt;Team Shanghai Alice&lt;/dev&gt; &lt;genre&gt;ESRB - RP (Rating Pending)&lt;/genre&gt; &lt;score&gt;4.2&lt;/score&gt; &lt;player&gt;1 Player&lt;/player&gt; &lt;story&gt;Suddenly a geyser erupted out of nowhere, which Reimu Hakurei and Marisa Kirisame took advantage of, even though a higher amount of earth spirits showed up. But others got worried, and wanted them to go down into the Underworld, with a device Yukari Yakumo made so they could talk even underground. After passing the tsuchigumo Yamame Kurodani and the jealous bridge princess Parsee Mizuhashi, the heroine reaches the Former Capital, a place where now the oni live. Yuugi Hoshiguma challenges the heroine on a friendly battle, and then says the heroine should go to the Palace of the Earth Spirits. Here, the heroine met Satori Komeiji, the owner of both Rin Kaenbyou (Orin) and Utsuho Reiuji (Okuu). Rin wanted the heroine to come down and help her stop her friend as Utsuho became too powerful, and Utsuho eventually was stopped by the heroine. Afterwards, the heroine visits the Moriya Shrine to talk with Kanako Yasaka and Suwako Moriya. The goddesses were not there, but she does meet Satori's sister, Koishi Komeiji, who wanted to go to the Moriya Shrine to ask the gods to empower her pets. In the end, they have a duel because Koishi wanted to see if the person who defeated her sister was really that strong. &lt;/story&gt; &lt;/game&gt;">
            <text:p>&lt;game name="11th - Subterranean Animism"&gt; &lt;year&gt;2008&lt;/year&gt; &lt;rating&gt;Shooter&lt;/rating&gt; &lt;title&gt;Subterranean Animism&lt;/title&gt; &lt;pub&gt;Team Shanghai Alice&lt;/pub&gt; &lt;dev&gt;Team Shanghai Alice&lt;/dev&gt; &lt;genre&gt;ESRB - RP (Rating Pending)&lt;/genre&gt; &lt;score&gt;4.2&lt;/score&gt; &lt;player&gt;1 Player&lt;/player&gt; &lt;story&gt;Suddenly a geyser erupted out of nowhere, which Reimu Hakurei and Marisa Kirisame took advantage of, even though a higher amount of earth spirits showed up. But others got worried, and wanted them to go down into the Underworld, with a device Yukari Yakumo made so they could talk even underground. After passing the tsuchigumo Yamame Kurodani and the jealous bridge princess Parsee Mizuhashi, the heroine reaches the Former Capital, a place where now the oni live. Yuugi Hoshiguma challenges the heroine on a friendly battle, and then says the heroine should go to the Palace of the Earth Spirits. Here, the heroine met Satori Komeiji, the owner of both Rin Kaenbyou (Orin) and Utsuho Reiuji (Okuu). Rin wanted the heroine to come down and help her stop her friend as Utsuho became too powerful, and Utsuho eventually was stopped by the heroine. Afterwards, the heroine visits the Moriya Shrine to talk with Kanako Yasaka and Suwako Moriya. The goddesses were not there, but she does meet Satori's sister, Koishi Komeiji, who wanted to go to the Moriya Shrine to ask the gods to empower her pets. In the end, they have a duel because Koishi wanted to see if the person who defeated her sister was really that strong. &lt;/story&gt; &lt;/game&gt;</text:p>
          </table:table-cell>
          <table:table-cell table:number-columns-repeated="1012"/>
        </table:table-row>
        <table:table-row table:style-name="ro1">
          <table:table-cell office:value-type="string">
            <text:p>12.3th - Unthinkable Natural Law</text:p>
          </table:table-cell>
          <table:table-cell office:value-type="float" office:value="2009">
            <text:p>2009</text:p>
          </table:table-cell>
          <table:table-cell office:value-type="string">
            <text:p>Fighter</text:p>
          </table:table-cell>
          <table:table-cell office:value-type="string">
            <text:p>Unthinkable Natural Law</text:p>
          </table:table-cell>
          <table:table-cell office:value-type="string">
            <text:p>Team Shanghai Alice</text:p>
          </table:table-cell>
          <table:table-cell office:value-type="string">
            <text:p>Tasogare Frontier </text:p>
          </table:table-cell>
          <table:table-cell office:value-type="string">
            <text:p>ESRB - RP (Rating Pending)</text:p>
          </table:table-cell>
          <table:table-cell office:value-type="string">
            <text:p>4.3</text:p>
          </table:table-cell>
          <table:table-cell office:value-type="string">
            <text:p>1-2 Players</text:p>
          </table:table-cell>
          <table:table-cell office:value-type="string">
            <text:p>A mysterious giant is seen wandering around Gensokyo. It can suddenly appear and can just as suddenly vanish seemingly without a trace. Everyone who sees it becomes curious and wonders about the truth behind this strange sight. Sanae Kochiya, Cirno, and Hong Meiling each have their own fears and dreams about the giant, and each sets out in pursuit of this roaming behemoth. Exploring the Forest of Magic, the Scarlet Devil Mansion, and other locations in Gensokyo, the heroines face many challenges and obstacles in their pursuit of a mystery that's far deeper than it first appears. </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12.3th - Unthinkable Natural Law&quot;&gt; &lt;year&gt;2009&lt;/year&gt; &lt;rating&gt;Fighter&lt;/rating&gt; &lt;title&gt;Unthinkable Natural Law&lt;/title&gt; &lt;pub&gt;Team Shanghai Alice&lt;/pub&gt; &lt;dev&gt;Tasogare Frontier &lt;/dev&gt; &lt;genre&gt;ESRB - RP (Rating Pending)&lt;/genre&gt; &lt;score&gt;4.3&lt;/score&gt; &lt;player&gt;1-2 Players&lt;/player&gt; &lt;story&gt;A mysterious giant is seen wandering around Gensokyo. It can suddenly appear and can just as suddenly vanish seemingly without a trace. Everyone who sees it becomes curious and wonders about the truth behind this strange sight. Sanae Kochiya, Cirno, and Hong Meiling each have their own fears and dreams about the giant, and each sets out in pursuit of this roaming behemoth. Exploring the Forest of Magic, the Scarlet Devil Mansion, and other locations in Gensokyo, the heroines face many challenges and obstacles in their pursuit of a mystery that's far deeper than it first appears. &lt;/story&gt; &lt;/game&gt;">
            <text:p>&lt;game name="12.3th - Unthinkable Natural Law"&gt; &lt;year&gt;2009&lt;/year&gt; &lt;rating&gt;Fighter&lt;/rating&gt; &lt;title&gt;Unthinkable Natural Law&lt;/title&gt; &lt;pub&gt;Team Shanghai Alice&lt;/pub&gt; &lt;dev&gt;Tasogare Frontier &lt;/dev&gt; &lt;genre&gt;ESRB - RP (Rating Pending)&lt;/genre&gt; &lt;score&gt;4.3&lt;/score&gt; &lt;player&gt;1-2 Players&lt;/player&gt; &lt;story&gt;A mysterious giant is seen wandering around Gensokyo. It can suddenly appear and can just as suddenly vanish seemingly without a trace. Everyone who sees it becomes curious and wonders about the truth behind this strange sight. Sanae Kochiya, Cirno, and Hong Meiling each have their own fears and dreams about the giant, and each sets out in pursuit of this roaming behemoth. Exploring the Forest of Magic, the Scarlet Devil Mansion, and other locations in Gensokyo, the heroines face many challenges and obstacles in their pursuit of a mystery that's far deeper than it first appears. &lt;/story&gt; &lt;/game&gt;</text:p>
          </table:table-cell>
          <table:table-cell table:number-columns-repeated="1012"/>
        </table:table-row>
        <table:table-row table:style-name="ro1">
          <table:table-cell office:value-type="string">
            <text:p>12.5th - Double Spoiler</text:p>
          </table:table-cell>
          <table:table-cell office:value-type="float" office:value="2010">
            <text:p>2010</text:p>
          </table:table-cell>
          <table:table-cell office:value-type="string">
            <text:p>Shooter</text:p>
          </table:table-cell>
          <table:table-cell office:value-type="string">
            <text:p>Double Spoiler</text:p>
          </table:table-cell>
          <table:table-cell table:number-columns-repeated="2" office:value-type="string">
            <text:p>Team Shanghai Alice</text:p>
          </table:table-cell>
          <table:table-cell office:value-type="string">
            <text:p>ESRB - RP (Rating Pending)</text:p>
          </table:table-cell>
          <table:table-cell office:value-type="string">
            <text:p>3.9</text:p>
          </table:table-cell>
          <table:table-cell office:value-type="string">
            <text:p>1 Player</text:p>
          </table:table-cell>
          <table:table-cell office:value-type="string">
            <text:p>Aya Shameimaru, the tengu reporter, runs the "Bunbunmaru Newspaper". She looks for and takes pictures of humans, youkai and any other beings that may be interesting to write about. Another tengu, Hatate Himekaidou, runs the "Kakashi Spirit News", fuelled by her thoughtography. Hatate, wondering why Aya's seemingly ridiculous newspaper is so popular, decides to observe Aya as she gathers her news. This section of the story takes place as the player controls Aya. Upon reaching the Spoiler stage, the two meet, and Hatate declares war on Aya and her newspaper, expressing her disapproval of the tabloid, sensationalist nature of her newspaper. Hatate's journey is represented through the player replaying the game as her, seeing her take on the events Aya has covered. </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12.5th - Double Spoiler&quot;&gt; &lt;year&gt;2010&lt;/year&gt; &lt;rating&gt;Shooter&lt;/rating&gt; &lt;title&gt;Double Spoiler&lt;/title&gt; &lt;pub&gt;Team Shanghai Alice&lt;/pub&gt; &lt;dev&gt;Team Shanghai Alice&lt;/dev&gt; &lt;genre&gt;ESRB - RP (Rating Pending)&lt;/genre&gt; &lt;score&gt;3.9&lt;/score&gt; &lt;player&gt;1 Player&lt;/player&gt; &lt;story&gt;Aya Shameimaru, the tengu reporter, runs the &quot;Bunbunmaru Newspaper&quot;. She looks for and takes pictures of humans, youkai and any other beings that may be interesting to write about. Another tengu, Hatate Himekaidou, runs the &quot;Kakashi Spirit News&quot;, fuelled by her thoughtography. Hatate, wondering why Aya's seemingly ridiculous newspaper is so popular, decides to observe Aya as she gathers her news. This section of the story takes place as the player controls Aya. Upon reaching the Spoiler stage, the two meet, and Hatate declares war on Aya and her newspaper, expressing her disapproval of the tabloid, sensationalist nature of her newspaper. Hatate's journey is represented through the player replaying the game as her, seeing her take on the events Aya has covered. &lt;/story&gt; &lt;/game&gt;">
            <text:p>&lt;game name="12.5th - Double Spoiler"&gt; &lt;year&gt;2010&lt;/year&gt; &lt;rating&gt;Shooter&lt;/rating&gt; &lt;title&gt;Double Spoiler&lt;/title&gt; &lt;pub&gt;Team Shanghai Alice&lt;/pub&gt; &lt;dev&gt;Team Shanghai Alice&lt;/dev&gt; &lt;genre&gt;ESRB - RP (Rating Pending)&lt;/genre&gt; &lt;score&gt;3.9&lt;/score&gt; &lt;player&gt;1 Player&lt;/player&gt; &lt;story&gt;Aya Shameimaru, the tengu reporter, runs the "Bunbunmaru Newspaper". She looks for and takes pictures of humans, youkai and any other beings that may be interesting to write about. Another tengu, Hatate Himekaidou, runs the "Kakashi Spirit News", fuelled by her thoughtography. Hatate, wondering why Aya's seemingly ridiculous newspaper is so popular, decides to observe Aya as she gathers her news. This section of the story takes place as the player controls Aya. Upon reaching the Spoiler stage, the two meet, and Hatate declares war on Aya and her newspaper, expressing her disapproval of the tabloid, sensationalist nature of her newspaper. Hatate's journey is represented through the player replaying the game as her, seeing her take on the events Aya has covered. &lt;/story&gt; &lt;/game&gt;</text:p>
          </table:table-cell>
          <table:table-cell table:number-columns-repeated="1012"/>
        </table:table-row>
        <table:table-row table:style-name="ro1">
          <table:table-cell office:value-type="string">
            <text:p>12.8th - Great Fairy Wars</text:p>
          </table:table-cell>
          <table:table-cell office:value-type="float" office:value="2010">
            <text:p>2010</text:p>
          </table:table-cell>
          <table:table-cell office:value-type="string">
            <text:p>Shooter</text:p>
          </table:table-cell>
          <table:table-cell office:value-type="string">
            <text:p>Great Fairy Wars</text:p>
          </table:table-cell>
          <table:table-cell table:number-columns-repeated="2" office:value-type="string">
            <text:p>Team Shanghai Alice</text:p>
          </table:table-cell>
          <table:table-cell office:value-type="string">
            <text:p>ESRB - RP (Rating Pending)</text:p>
          </table:table-cell>
          <table:table-cell office:value-type="string">
            <text:p>4.0</text:p>
          </table:table-cell>
          <table:table-cell office:value-type="string">
            <text:p>1 Player</text:p>
          </table:table-cell>
          <table:table-cell office:value-type="string">
            <text:p>In the previous winter, the Three Fairies of Light wanted to gather other fairies to cooperate with each other. They decided that the only way to do so was with force, so they destroyed Cirno's house. Cirno mistook this as a declaration of war. The following spring, after searching at various locations she finally meets all three of them at once, so she could punish them. Cirno was convinced she was the strongest, and would challenge anyone who looks strong. Aya Shameimaru said that there were some humans done with flower viewings, and that is where Cirno found Marisa Kirisame. </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12.8th - Great Fairy Wars&quot;&gt; &lt;year&gt;2010&lt;/year&gt; &lt;rating&gt;Shooter&lt;/rating&gt; &lt;title&gt;Great Fairy Wars&lt;/title&gt; &lt;pub&gt;Team Shanghai Alice&lt;/pub&gt; &lt;dev&gt;Team Shanghai Alice&lt;/dev&gt; &lt;genre&gt;ESRB - RP (Rating Pending)&lt;/genre&gt; &lt;score&gt;4.0&lt;/score&gt; &lt;player&gt;1 Player&lt;/player&gt; &lt;story&gt;In the previous winter, the Three Fairies of Light wanted to gather other fairies to cooperate with each other. They decided that the only way to do so was with force, so they destroyed Cirno's house. Cirno mistook this as a declaration of war. The following spring, after searching at various locations she finally meets all three of them at once, so she could punish them. Cirno was convinced she was the strongest, and would challenge anyone who looks strong. Aya Shameimaru said that there were some humans done with flower viewings, and that is where Cirno found Marisa Kirisame. &lt;/story&gt; &lt;/game&gt;">
            <text:p>&lt;game name="12.8th - Great Fairy Wars"&gt; &lt;year&gt;2010&lt;/year&gt; &lt;rating&gt;Shooter&lt;/rating&gt; &lt;title&gt;Great Fairy Wars&lt;/title&gt; &lt;pub&gt;Team Shanghai Alice&lt;/pub&gt; &lt;dev&gt;Team Shanghai Alice&lt;/dev&gt; &lt;genre&gt;ESRB - RP (Rating Pending)&lt;/genre&gt; &lt;score&gt;4.0&lt;/score&gt; &lt;player&gt;1 Player&lt;/player&gt; &lt;story&gt;In the previous winter, the Three Fairies of Light wanted to gather other fairies to cooperate with each other. They decided that the only way to do so was with force, so they destroyed Cirno's house. Cirno mistook this as a declaration of war. The following spring, after searching at various locations she finally meets all three of them at once, so she could punish them. Cirno was convinced she was the strongest, and would challenge anyone who looks strong. Aya Shameimaru said that there were some humans done with flower viewings, and that is where Cirno found Marisa Kirisame. &lt;/story&gt; &lt;/game&gt;</text:p>
          </table:table-cell>
          <table:table-cell table:number-columns-repeated="1012"/>
        </table:table-row>
        <table:table-row table:style-name="ro1">
          <table:table-cell office:value-type="string">
            <text:p>12th - Undefined Fantastic Object</text:p>
          </table:table-cell>
          <table:table-cell office:value-type="float" office:value="2009">
            <text:p>2009</text:p>
          </table:table-cell>
          <table:table-cell office:value-type="string">
            <text:p>Shooter</text:p>
          </table:table-cell>
          <table:table-cell office:value-type="string">
            <text:p>Undefined Fantastic Object</text:p>
          </table:table-cell>
          <table:table-cell table:number-columns-repeated="2" office:value-type="string">
            <text:p>Team Shanghai Alice</text:p>
          </table:table-cell>
          <table:table-cell office:value-type="string">
            <text:p>ESRB - RP (Rating Pending)</text:p>
          </table:table-cell>
          <table:table-cell office:value-type="string">
            <text:p>4.1</text:p>
          </table:table-cell>
          <table:table-cell office:value-type="string">
            <text:p>1 Player</text:p>
          </table:table-cell>
          <table:table-cell office:value-type="string">
            <text:p>The story of Undefined Fantastic Object is about a strange flying object that appears in the skies of Gensokyo during the early springtime. The player character will, for whatever reason their shot type description says, launch off into the sky to unravel its mysteries, plunder its treasure, and generally get rid of youkai. Upon reaching the Stage 4 boss, Minamitsu Murasa, the story begins to unravel. The objective of most of the enemies in the game is to free a human named Byakuren Hijiri from a sealed sleep of hundreds of years. Interestingly enough, every character besides Kogasa Tatara has an important role in the plot. Each with their own reasons, the enemies attempt to collect these UFOs - actually fragments of the "floating vault", Tobikura - the player has been collecting, but the player eventually unseals and faces Byakuren herself out of curiosity. After the events of the main story, it is known that Byakuren and her followers erect a Buddhist temple in Gensokyo. However, in order to figure out what the UFO objects really were, the player later encounters Nue Houjuu, who reveals that she was the one aiding and obstructing both the player and enemy factions during the main story. The reason the fragments of Tobikura had been scattered was because she had placed Seeds of Unknown Form in them, and the reason they appeared to be UFOs was essentially because nothing else should be floating through the sky like that. </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12th - Undefined Fantastic Object&quot;&gt; &lt;year&gt;2009&lt;/year&gt; &lt;rating&gt;Shooter&lt;/rating&gt; &lt;title&gt;Undefined Fantastic Object&lt;/title&gt; &lt;pub&gt;Team Shanghai Alice&lt;/pub&gt; &lt;dev&gt;Team Shanghai Alice&lt;/dev&gt; &lt;genre&gt;ESRB - RP (Rating Pending)&lt;/genre&gt; &lt;score&gt;4.1&lt;/score&gt; &lt;player&gt;1 Player&lt;/player&gt; &lt;story&gt;The story of Undefined Fantastic Object is about a strange flying object that appears in the skies of Gensokyo during the early springtime. The player character will, for whatever reason their shot type description says, launch off into the sky to unravel its mysteries, plunder its treasure, and generally get rid of youkai. Upon reaching the Stage 4 boss, Minamitsu Murasa, the story begins to unravel. The objective of most of the enemies in the game is to free a human named Byakuren Hijiri from a sealed sleep of hundreds of years. Interestingly enough, every character besides Kogasa Tatara has an important role in the plot. Each with their own reasons, the enemies attempt to collect these UFOs - actually fragments of the &quot;floating vault&quot;, Tobikura - the player has been collecting, but the player eventually unseals and faces Byakuren herself out of curiosity. After the events of the main story, it is known that Byakuren and her followers erect a Buddhist temple in Gensokyo. However, in order to figure out what the UFO objects really were, the player later encounters Nue Houjuu, who reveals that she was the one aiding and obstructing both the player and enemy factions during the main story. The reason the fragments of Tobikura had been scattered was because she had placed Seeds of Unknown Form in them, and the reason they appeared to be UFOs was essentially because nothing else should be floating through the sky like that. &lt;/story&gt; &lt;/game&gt;">
            <text:p>&lt;game name="12th - Undefined Fantastic Object"&gt; &lt;year&gt;2009&lt;/year&gt; &lt;rating&gt;Shooter&lt;/rating&gt; &lt;title&gt;Undefined Fantastic Object&lt;/title&gt; &lt;pub&gt;Team Shanghai Alice&lt;/pub&gt; &lt;dev&gt;Team Shanghai Alice&lt;/dev&gt; &lt;genre&gt;ESRB - RP (Rating Pending)&lt;/genre&gt; &lt;score&gt;4.1&lt;/score&gt; &lt;player&gt;1 Player&lt;/player&gt; &lt;story&gt;The story of Undefined Fantastic Object is about a strange flying object that appears in the skies of Gensokyo during the early springtime. The player character will, for whatever reason their shot type description says, launch off into the sky to unravel its mysteries, plunder its treasure, and generally get rid of youkai. Upon reaching the Stage 4 boss, Minamitsu Murasa, the story begins to unravel. The objective of most of the enemies in the game is to free a human named Byakuren Hijiri from a sealed sleep of hundreds of years. Interestingly enough, every character besides Kogasa Tatara has an important role in the plot. Each with their own reasons, the enemies attempt to collect these UFOs - actually fragments of the "floating vault", Tobikura - the player has been collecting, but the player eventually unseals and faces Byakuren herself out of curiosity. After the events of the main story, it is known that Byakuren and her followers erect a Buddhist temple in Gensokyo. However, in order to figure out what the UFO objects really were, the player later encounters Nue Houjuu, who reveals that she was the one aiding and obstructing both the player and enemy factions during the main story. The reason the fragments of Tobikura had been scattered was because she had placed Seeds of Unknown Form in them, and the reason they appeared to be UFOs was essentially because nothing else should be floating through the sky like that. &lt;/story&gt; &lt;/game&gt;</text:p>
          </table:table-cell>
          <table:table-cell table:number-columns-repeated="1012"/>
        </table:table-row>
        <table:table-row table:style-name="ro1">
          <table:table-cell office:value-type="string">
            <text:p>13.5th - Hopeless Masquerade</text:p>
          </table:table-cell>
          <table:table-cell office:value-type="float" office:value="2013">
            <text:p>2013</text:p>
          </table:table-cell>
          <table:table-cell office:value-type="string">
            <text:p>Shooter</text:p>
          </table:table-cell>
          <table:table-cell office:value-type="string">
            <text:p><text:s/>Hopeless Masquerade</text:p>
          </table:table-cell>
          <table:table-cell office:value-type="string">
            <text:p>Team Shanghai Alice</text:p>
          </table:table-cell>
          <table:table-cell office:value-type="string">
            <text:p>Tasogare Frontier </text:p>
          </table:table-cell>
          <table:table-cell office:value-type="string">
            <text:p>ESRB - RP (Rating Pending)</text:p>
          </table:table-cell>
          <table:table-cell office:value-type="string">
            <text:p>3.7</text:p>
          </table:table-cell>
          <table:table-cell office:value-type="string">
            <text:p>1-2 Players</text:p>
          </table:table-cell>
          <table:table-cell office:value-type="string">
            <text:p>In the wake of so many incidents beyond their control, the Human Village has fallen into a state of hopeless pessimism. Believing that religion can restore order, some of Gensokyo's most prominent adherents of Buddhism, Taoism and Shinto all want to take this chance to expand their particular faith's influence. </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13.5th - Hopeless Masquerade&quot;&gt; &lt;year&gt;2013&lt;/year&gt; &lt;rating&gt;Shooter&lt;/rating&gt; &lt;title&gt; Hopeless Masquerade&lt;/title&gt; &lt;pub&gt;Team Shanghai Alice&lt;/pub&gt; &lt;dev&gt;Tasogare Frontier &lt;/dev&gt; &lt;genre&gt;ESRB - RP (Rating Pending)&lt;/genre&gt; &lt;score&gt;3.7&lt;/score&gt; &lt;player&gt;1-2 Players&lt;/player&gt; &lt;story&gt;In the wake of so many incidents beyond their control, the Human Village has fallen into a state of hopeless pessimism. Believing that religion can restore order, some of Gensokyo's most prominent adherents of Buddhism, Taoism and Shinto all want to take this chance to expand their particular faith's influence. &lt;/story&gt; &lt;/game&gt;">
            <text:p>&lt;game name="13.5th - Hopeless Masquerade"&gt; &lt;year&gt;2013&lt;/year&gt; &lt;rating&gt;Shooter&lt;/rating&gt; &lt;title&gt; Hopeless Masquerade&lt;/title&gt; &lt;pub&gt;Team Shanghai Alice&lt;/pub&gt; &lt;dev&gt;Tasogare Frontier &lt;/dev&gt; &lt;genre&gt;ESRB - RP (Rating Pending)&lt;/genre&gt; &lt;score&gt;3.7&lt;/score&gt; &lt;player&gt;1-2 Players&lt;/player&gt; &lt;story&gt;In the wake of so many incidents beyond their control, the Human Village has fallen into a state of hopeless pessimism. Believing that religion can restore order, some of Gensokyo's most prominent adherents of Buddhism, Taoism and Shinto all want to take this chance to expand their particular faith's influence. &lt;/story&gt; &lt;/game&gt;</text:p>
          </table:table-cell>
          <table:table-cell table:number-columns-repeated="1012"/>
        </table:table-row>
        <table:table-row table:style-name="ro1">
          <table:table-cell office:value-type="string">
            <text:p>13th - Ten Desires</text:p>
          </table:table-cell>
          <table:table-cell office:value-type="float" office:value="2011">
            <text:p>2011</text:p>
          </table:table-cell>
          <table:table-cell office:value-type="string">
            <text:p>Shooter</text:p>
          </table:table-cell>
          <table:table-cell office:value-type="string">
            <text:p>Ten Desires</text:p>
          </table:table-cell>
          <table:table-cell table:number-columns-repeated="2" office:value-type="string">
            <text:p>Team Shanghai Alice</text:p>
          </table:table-cell>
          <table:table-cell office:value-type="string">
            <text:p>ESRB - RP (Rating Pending)</text:p>
          </table:table-cell>
          <table:table-cell office:value-type="string">
            <text:p>4.1</text:p>
          </table:table-cell>
          <table:table-cell office:value-type="string">
            <text:p>1 Player</text:p>
          </table:table-cell>
          <table:table-cell office:value-type="string">
            <text:p>The Story of Ten Desires takes place after the events of Undefined Fantastic Object. Divine spirits show up in Gensokyo, and our heroines are sent to investigate. They thought the actual culprit was Yuyuko Saigyouji, but Yuyuko says she does not know much about the events and suggest the heroine to go to the Myouren Temple. After battling through various stages to the Hall of Dreams' Great Mausoleum they find that the divine spirits flew here to witness the resurrection of a Saint, Toyosatomimi no Miko. </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13th - Ten Desires&quot;&gt; &lt;year&gt;2011&lt;/year&gt; &lt;rating&gt;Shooter&lt;/rating&gt; &lt;title&gt;Ten Desires&lt;/title&gt; &lt;pub&gt;Team Shanghai Alice&lt;/pub&gt; &lt;dev&gt;Team Shanghai Alice&lt;/dev&gt; &lt;genre&gt;ESRB - RP (Rating Pending)&lt;/genre&gt; &lt;score&gt;4.1&lt;/score&gt; &lt;player&gt;1 Player&lt;/player&gt; &lt;story&gt;The Story of Ten Desires takes place after the events of Undefined Fantastic Object. Divine spirits show up in Gensokyo, and our heroines are sent to investigate. They thought the actual culprit was Yuyuko Saigyouji, but Yuyuko says she does not know much about the events and suggest the heroine to go to the Myouren Temple. After battling through various stages to the Hall of Dreams' Great Mausoleum they find that the divine spirits flew here to witness the resurrection of a Saint, Toyosatomimi no Miko. &lt;/story&gt; &lt;/game&gt;">
            <text:p>&lt;game name="13th - Ten Desires"&gt; &lt;year&gt;2011&lt;/year&gt; &lt;rating&gt;Shooter&lt;/rating&gt; &lt;title&gt;Ten Desires&lt;/title&gt; &lt;pub&gt;Team Shanghai Alice&lt;/pub&gt; &lt;dev&gt;Team Shanghai Alice&lt;/dev&gt; &lt;genre&gt;ESRB - RP (Rating Pending)&lt;/genre&gt; &lt;score&gt;4.1&lt;/score&gt; &lt;player&gt;1 Player&lt;/player&gt; &lt;story&gt;The Story of Ten Desires takes place after the events of Undefined Fantastic Object. Divine spirits show up in Gensokyo, and our heroines are sent to investigate. They thought the actual culprit was Yuyuko Saigyouji, but Yuyuko says she does not know much about the events and suggest the heroine to go to the Myouren Temple. After battling through various stages to the Hall of Dreams' Great Mausoleum they find that the divine spirits flew here to witness the resurrection of a Saint, Toyosatomimi no Miko. &lt;/story&gt; &lt;/game&gt;</text:p>
          </table:table-cell>
          <table:table-cell table:number-columns-repeated="1012"/>
        </table:table-row>
        <table:table-row table:style-name="ro1">
          <table:table-cell office:value-type="string">
            <text:p>14.3th - Impossible Spell Card</text:p>
          </table:table-cell>
          <table:table-cell office:value-type="float" office:value="2014">
            <text:p>2014</text:p>
          </table:table-cell>
          <table:table-cell office:value-type="string">
            <text:p>Shooter</text:p>
          </table:table-cell>
          <table:table-cell office:value-type="string">
            <text:p><text:s/>Impossible Spell Card</text:p>
          </table:table-cell>
          <table:table-cell table:number-columns-repeated="2" office:value-type="string">
            <text:p>Team Shanghai Alice</text:p>
          </table:table-cell>
          <table:table-cell office:value-type="string">
            <text:p>ESRB - RP (Rating Pending)</text:p>
          </table:table-cell>
          <table:table-cell office:value-type="string">
            <text:p>4.2</text:p>
          </table:table-cell>
          <table:table-cell office:value-type="string">
            <text:p>1 Player</text:p>
          </table:table-cell>
          <table:table-cell office:value-type="string">
            <text:p>Following the events of Double Dealing Character, Seija Kijin has become a wanted amanojaku in Gensokyo. There has been signs saying that whoever captures her wins a reward. Since Seija has become a rebel, youkai have decided to use spell cards that's considered impossible to dodge, but Seija is determined to not give up and decides to cheat using the said items. Later on however, the tengu have taken notice and have written up a newspaper about her mischief, which causes stronger youkai and humans to try and capture her. Shinmyoumaru Sukuna confronts Seija and declares that she ought to return the remainder of the Mallet's magic and that they've lost the war that occurred during Double Dealing Character. Seija, believing that using her cheating magic to conquer Gensokyo, Shinmyoumaru states that they ought to surrender because she has had enough. Since Seija goes against her will, Shinmyoumaru goes against Seija and gets others to capture her. In the end, it's revealed that Seija has lost all of her allies, but it's nothing to worry about because the amanojaku can never really make friends anyway. However, the story extends onto the mini game Gold Rush. Somehow acquiring the ultimate rule-breaking item, the Miracle Mallet (Real), Seija sets about robbing the Hakurei Shrine of its assets before the Miracle Mallet's power runs out. </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14.3th - Impossible Spell Card&quot;&gt; &lt;year&gt;2014&lt;/year&gt; &lt;rating&gt;Shooter&lt;/rating&gt; &lt;title&gt; Impossible Spell Card&lt;/title&gt; &lt;pub&gt;Team Shanghai Alice&lt;/pub&gt; &lt;dev&gt;Team Shanghai Alice&lt;/dev&gt; &lt;genre&gt;ESRB - RP (Rating Pending)&lt;/genre&gt; &lt;score&gt;4.2&lt;/score&gt; &lt;player&gt;1 Player&lt;/player&gt; &lt;story&gt;Following the events of Double Dealing Character, Seija Kijin has become a wanted amanojaku in Gensokyo. There has been signs saying that whoever captures her wins a reward. Since Seija has become a rebel, youkai have decided to use spell cards that's considered impossible to dodge, but Seija is determined to not give up and decides to cheat using the said items. Later on however, the tengu have taken notice and have written up a newspaper about her mischief, which causes stronger youkai and humans to try and capture her. Shinmyoumaru Sukuna confronts Seija and declares that she ought to return the remainder of the Mallet's magic and that they've lost the war that occurred during Double Dealing Character. Seija, believing that using her cheating magic to conquer Gensokyo, Shinmyoumaru states that they ought to surrender because she has had enough. Since Seija goes against her will, Shinmyoumaru goes against Seija and gets others to capture her. In the end, it's revealed that Seija has lost all of her allies, but it's nothing to worry about because the amanojaku can never really make friends anyway. However, the story extends onto the mini game Gold Rush. Somehow acquiring the ultimate rule-breaking item, the Miracle Mallet (Real), Seija sets about robbing the Hakurei Shrine of its assets before the Miracle Mallet's power runs out. &lt;/story&gt; &lt;/game&gt;">
            <text:p>&lt;game name="14.3th - Impossible Spell Card"&gt; &lt;year&gt;2014&lt;/year&gt; &lt;rating&gt;Shooter&lt;/rating&gt; &lt;title&gt; Impossible Spell Card&lt;/title&gt; &lt;pub&gt;Team Shanghai Alice&lt;/pub&gt; &lt;dev&gt;Team Shanghai Alice&lt;/dev&gt; &lt;genre&gt;ESRB - RP (Rating Pending)&lt;/genre&gt; &lt;score&gt;4.2&lt;/score&gt; &lt;player&gt;1 Player&lt;/player&gt; &lt;story&gt;Following the events of Double Dealing Character, Seija Kijin has become a wanted amanojaku in Gensokyo. There has been signs saying that whoever captures her wins a reward. Since Seija has become a rebel, youkai have decided to use spell cards that's considered impossible to dodge, but Seija is determined to not give up and decides to cheat using the said items. Later on however, the tengu have taken notice and have written up a newspaper about her mischief, which causes stronger youkai and humans to try and capture her. Shinmyoumaru Sukuna confronts Seija and declares that she ought to return the remainder of the Mallet's magic and that they've lost the war that occurred during Double Dealing Character. Seija, believing that using her cheating magic to conquer Gensokyo, Shinmyoumaru states that they ought to surrender because she has had enough. Since Seija goes against her will, Shinmyoumaru goes against Seija and gets others to capture her. In the end, it's revealed that Seija has lost all of her allies, but it's nothing to worry about because the amanojaku can never really make friends anyway. However, the story extends onto the mini game Gold Rush. Somehow acquiring the ultimate rule-breaking item, the Miracle Mallet (Real), Seija sets about robbing the Hakurei Shrine of its assets before the Miracle Mallet's power runs out. &lt;/story&gt; &lt;/game&gt;</text:p>
          </table:table-cell>
          <table:table-cell table:number-columns-repeated="1012"/>
        </table:table-row>
        <table:table-row table:style-name="ro1">
          <table:table-cell office:value-type="string">
            <text:p>14.5th - Urban Legend in Limbo</text:p>
          </table:table-cell>
          <table:table-cell office:value-type="float" office:value="2015">
            <text:p>2015</text:p>
          </table:table-cell>
          <table:table-cell office:value-type="string">
            <text:p>Fighter</text:p>
          </table:table-cell>
          <table:table-cell office:value-type="string">
            <text:p>Urban Legend in Limbo</text:p>
          </table:table-cell>
          <table:table-cell office:value-type="string">
            <text:p>Team Shanghai Alice</text:p>
          </table:table-cell>
          <table:table-cell office:value-type="string">
            <text:p>Twilight Frontier</text:p>
          </table:table-cell>
          <table:table-cell office:value-type="string">
            <text:p>ESRB - RP (Rating Pending)</text:p>
          </table:table-cell>
          <table:table-cell office:value-type="string">
            <text:p>3.6</text:p>
          </table:table-cell>
          <table:table-cell office:value-type="string">
            <text:p>1-2 Players</text:p>
          </table:table-cell>
          <table:table-cell office:value-type="string">
            <text:p>Strange rumors are circulating in the Human Village. "A dog with a human's face was rummaging in the compost pile." "Somebody saw an old woman selling humans' feet." These pointless rumors have exploded, and driven the children into fear. Unlike the youkai whose natural purpose is to attack humans, these rumors are both unsettling and impossible to discern the truth underneath. Since there were no real victims, the adults have come to think of them as merely children's silly talks. Of course, the girls are not afraid. They know these to be the outside world's "urban legends" (made-up stories). Urban legends have an interesting property. As the circulating rumors change, the anomalies will change correspondingly. Reimu and company have assumed the rumors that fit them, and treat the anomalies as their playthings. As long as one can control the rumors without being afraid, the manifested anomalies can be rendered harmless. More than that, they can be turned into powers of one's own. The girls thought of controlling the urban legends by themselves as a necessary measure for keeping people from harm. This had indeed been true. Until one night... </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14.5th - Urban Legend in Limbo&quot;&gt; &lt;year&gt;2015&lt;/year&gt; &lt;rating&gt;Fighter&lt;/rating&gt; &lt;title&gt;Urban Legend in Limbo&lt;/title&gt; &lt;pub&gt;Team Shanghai Alice&lt;/pub&gt; &lt;dev&gt;Twilight Frontier&lt;/dev&gt; &lt;genre&gt;ESRB - RP (Rating Pending)&lt;/genre&gt; &lt;score&gt;3.6&lt;/score&gt; &lt;player&gt;1-2 Players&lt;/player&gt; &lt;story&gt;Strange rumors are circulating in the Human Village. &quot;A dog with a human's face was rummaging in the compost pile.&quot; &quot;Somebody saw an old woman selling humans' feet.&quot; These pointless rumors have exploded, and driven the children into fear. Unlike the youkai whose natural purpose is to attack humans, these rumors are both unsettling and impossible to discern the truth underneath. Since there were no real victims, the adults have come to think of them as merely children's silly talks. Of course, the girls are not afraid. They know these to be the outside world's &quot;urban legends&quot; (made-up stories). Urban legends have an interesting property. As the circulating rumors change, the anomalies will change correspondingly. Reimu and company have assumed the rumors that fit them, and treat the anomalies as their playthings. As long as one can control the rumors without being afraid, the manifested anomalies can be rendered harmless. More than that, they can be turned into powers of one's own. The girls thought of controlling the urban legends by themselves as a necessary measure for keeping people from harm. This had indeed been true. Until one night... &lt;/story&gt; &lt;/game&gt;">
            <text:p>&lt;game name="14.5th - Urban Legend in Limbo"&gt; &lt;year&gt;2015&lt;/year&gt; &lt;rating&gt;Fighter&lt;/rating&gt; &lt;title&gt;Urban Legend in Limbo&lt;/title&gt; &lt;pub&gt;Team Shanghai Alice&lt;/pub&gt; &lt;dev&gt;Twilight Frontier&lt;/dev&gt; &lt;genre&gt;ESRB - RP (Rating Pending)&lt;/genre&gt; &lt;score&gt;3.6&lt;/score&gt; &lt;player&gt;1-2 Players&lt;/player&gt; &lt;story&gt;Strange rumors are circulating in the Human Village. "A dog with a human's face was rummaging in the compost pile." "Somebody saw an old woman selling humans' feet." These pointless rumors have exploded, and driven the children into fear. Unlike the youkai whose natural purpose is to attack humans, these rumors are both unsettling and impossible to discern the truth underneath. Since there were no real victims, the adults have come to think of them as merely children's silly talks. Of course, the girls are not afraid. They know these to be the outside world's "urban legends" (made-up stories). Urban legends have an interesting property. As the circulating rumors change, the anomalies will change correspondingly. Reimu and company have assumed the rumors that fit them, and treat the anomalies as their playthings. As long as one can control the rumors without being afraid, the manifested anomalies can be rendered harmless. More than that, they can be turned into powers of one's own. The girls thought of controlling the urban legends by themselves as a necessary measure for keeping people from harm. This had indeed been true. Until one night... &lt;/story&gt; &lt;/game&gt;</text:p>
          </table:table-cell>
          <table:table-cell table:number-columns-repeated="1012"/>
        </table:table-row>
        <table:table-row table:style-name="ro1">
          <table:table-cell office:value-type="string">
            <text:p>14th - Double Dealing Character</text:p>
          </table:table-cell>
          <table:table-cell office:value-type="float" office:value="2014">
            <text:p>2014</text:p>
          </table:table-cell>
          <table:table-cell office:value-type="string">
            <text:p>Shooter</text:p>
          </table:table-cell>
          <table:table-cell office:value-type="string">
            <text:p>Double Dealing Character</text:p>
          </table:table-cell>
          <table:table-cell table:number-columns-repeated="2" office:value-type="string">
            <text:p>Team Shanghai Alice</text:p>
          </table:table-cell>
          <table:table-cell office:value-type="string">
            <text:p>ESRB - RP (Rating Pending)</text:p>
          </table:table-cell>
          <table:table-cell office:value-type="string">
            <text:p>4.1</text:p>
          </table:table-cell>
          <table:table-cell office:value-type="string">
            <text:p>1 Player</text:p>
          </table:table-cell>
          <table:table-cell office:value-type="string">
            <text:p>Youkai are rebelling, and tsukumogami are turning up; no one knows what's happening, clouds are gathering, and a strong wind carries the sounds of a huge building. Gensokyo is full of the sounds of dissonance. The individual weapons of the three protagonists are starting to act oddly. It's their job to either take their weapons in hand and fight the youkai, or to cast their weapons aside. </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14th - Double Dealing Character&quot;&gt; &lt;year&gt;2014&lt;/year&gt; &lt;rating&gt;Shooter&lt;/rating&gt; &lt;title&gt;Double Dealing Character&lt;/title&gt; &lt;pub&gt;Team Shanghai Alice&lt;/pub&gt; &lt;dev&gt;Team Shanghai Alice&lt;/dev&gt; &lt;genre&gt;ESRB - RP (Rating Pending)&lt;/genre&gt; &lt;score&gt;4.1&lt;/score&gt; &lt;player&gt;1 Player&lt;/player&gt; &lt;story&gt;Youkai are rebelling, and tsukumogami are turning up; no one knows what's happening, clouds are gathering, and a strong wind carries the sounds of a huge building. Gensokyo is full of the sounds of dissonance. The individual weapons of the three protagonists are starting to act oddly. It's their job to either take their weapons in hand and fight the youkai, or to cast their weapons aside. &lt;/story&gt; &lt;/game&gt;">
            <text:p>&lt;game name="14th - Double Dealing Character"&gt; &lt;year&gt;2014&lt;/year&gt; &lt;rating&gt;Shooter&lt;/rating&gt; &lt;title&gt;Double Dealing Character&lt;/title&gt; &lt;pub&gt;Team Shanghai Alice&lt;/pub&gt; &lt;dev&gt;Team Shanghai Alice&lt;/dev&gt; &lt;genre&gt;ESRB - RP (Rating Pending)&lt;/genre&gt; &lt;score&gt;4.1&lt;/score&gt; &lt;player&gt;1 Player&lt;/player&gt; &lt;story&gt;Youkai are rebelling, and tsukumogami are turning up; no one knows what's happening, clouds are gathering, and a strong wind carries the sounds of a huge building. Gensokyo is full of the sounds of dissonance. The individual weapons of the three protagonists are starting to act oddly. It's their job to either take their weapons in hand and fight the youkai, or to cast their weapons aside. &lt;/story&gt; &lt;/game&gt;</text:p>
          </table:table-cell>
          <table:table-cell table:number-columns-repeated="1012"/>
        </table:table-row>
        <table:table-row table:style-name="ro1">
          <table:table-cell office:value-type="string">
            <text:p>15th - Legacy of Lunatic Kingdom</text:p>
          </table:table-cell>
          <table:table-cell office:value-type="float" office:value="2015">
            <text:p>2015</text:p>
          </table:table-cell>
          <table:table-cell office:value-type="string">
            <text:p>Shooter</text:p>
          </table:table-cell>
          <table:table-cell office:value-type="string">
            <text:p>Legacy of Lunatic Kingdom</text:p>
          </table:table-cell>
          <table:table-cell table:number-columns-repeated="2" office:value-type="string">
            <text:p>Team Shanghai Alice</text:p>
          </table:table-cell>
          <table:table-cell office:value-type="string">
            <text:p>ESRB - RP (Rating Pending)</text:p>
          </table:table-cell>
          <table:table-cell office:value-type="string">
            <text:p>3.9</text:p>
          </table:table-cell>
          <table:table-cell office:value-type="string">
            <text:p>1 Player</text:p>
          </table:table-cell>
          <table:table-cell office:value-type="string">
            <text:p>Once, there was a being named Junko, a divine spirit with a grudge against the lunarians, especially Chang'e. This grudge came from the fact that Chang'e's husband shot down nine out of ten suns, according to legend, one of them landing on her son and killing him. Since then, she purified her grudge to the point where she's nothing more than pure resentment. Junko calmed her rage by repeatedly attacking the Lunar Capital, but none of her attacks have been successful. Then she met with Hecatia Lapislazuli, a goddess of Hell who sympathized with her because she also had a grudge against Chang'e. Hecatia allowed Junko to use fairies such as Clownpiece in her plan to invade the Lunar Capital and leave Chang'e vulnerable. Junko purified the Hell fairies into pure life force so they can wreak havoc on the Lunar Capital while also being immune to the lunarians' purifying weaponry. Because of this, the goddess Sagume Kishin and the moon sages froze the Lunar Capital and asked Doremy Sweet to make a replica Lunar Capital in the Dream World. Since the Lunarians couldn't stay in the Dream World forever, Sagume developed the "Lunar Capital Transfer Plan", which involved purifiying Gensokyo so it could be inhabited by the lunarians. But youkai were also living in Gensokyo, so Sagume created an Occult Orb that could spread a particular urban legend called the "Apollo Project Coverup Theory", so the Lunar Capital could materialize in Gensokyo, prompting the events of Urban Legend in Limbo, which would later turn into the events of Legacy of Lunatic Kingdom. </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15th - Legacy of Lunatic Kingdom&quot;&gt; &lt;year&gt;2015&lt;/year&gt; &lt;rating&gt;Shooter&lt;/rating&gt; &lt;title&gt;Legacy of Lunatic Kingdom&lt;/title&gt; &lt;pub&gt;Team Shanghai Alice&lt;/pub&gt; &lt;dev&gt;Team Shanghai Alice&lt;/dev&gt; &lt;genre&gt;ESRB - RP (Rating Pending)&lt;/genre&gt; &lt;score&gt;3.9&lt;/score&gt; &lt;player&gt;1 Player&lt;/player&gt; &lt;story&gt;Once, there was a being named Junko, a divine spirit with a grudge against the lunarians, especially Chang'e. This grudge came from the fact that Chang'e's husband shot down nine out of ten suns, according to legend, one of them landing on her son and killing him. Since then, she purified her grudge to the point where she's nothing more than pure resentment. Junko calmed her rage by repeatedly attacking the Lunar Capital, but none of her attacks have been successful. Then she met with Hecatia Lapislazuli, a goddess of Hell who sympathized with her because she also had a grudge against Chang'e. Hecatia allowed Junko to use fairies such as Clownpiece in her plan to invade the Lunar Capital and leave Chang'e vulnerable. Junko purified the Hell fairies into pure life force so they can wreak havoc on the Lunar Capital while also being immune to the lunarians' purifying weaponry. Because of this, the goddess Sagume Kishin and the moon sages froze the Lunar Capital and asked Doremy Sweet to make a replica Lunar Capital in the Dream World. Since the Lunarians couldn't stay in the Dream World forever, Sagume developed the &quot;Lunar Capital Transfer Plan&quot;, which involved purifiying Gensokyo so it could be inhabited by the lunarians. But youkai were also living in Gensokyo, so Sagume created an Occult Orb that could spread a particular urban legend called the &quot;Apollo Project Coverup Theory&quot;, so the Lunar Capital could materialize in Gensokyo, prompting the events of Urban Legend in Limbo, which would later turn into the events of Legacy of Lunatic Kingdom. &lt;/story&gt; &lt;/game&gt;">
            <text:p>&lt;game name="15th - Legacy of Lunatic Kingdom"&gt; &lt;year&gt;2015&lt;/year&gt; &lt;rating&gt;Shooter&lt;/rating&gt; &lt;title&gt;Legacy of Lunatic Kingdom&lt;/title&gt; &lt;pub&gt;Team Shanghai Alice&lt;/pub&gt; &lt;dev&gt;Team Shanghai Alice&lt;/dev&gt; &lt;genre&gt;ESRB - RP (Rating Pending)&lt;/genre&gt; &lt;score&gt;3.9&lt;/score&gt; &lt;player&gt;1 Player&lt;/player&gt; &lt;story&gt;Once, there was a being named Junko, a divine spirit with a grudge against the lunarians, especially Chang'e. This grudge came from the fact that Chang'e's husband shot down nine out of ten suns, according to legend, one of them landing on her son and killing him. Since then, she purified her grudge to the point where she's nothing more than pure resentment. Junko calmed her rage by repeatedly attacking the Lunar Capital, but none of her attacks have been successful. Then she met with Hecatia Lapislazuli, a goddess of Hell who sympathized with her because she also had a grudge against Chang'e. Hecatia allowed Junko to use fairies such as Clownpiece in her plan to invade the Lunar Capital and leave Chang'e vulnerable. Junko purified the Hell fairies into pure life force so they can wreak havoc on the Lunar Capital while also being immune to the lunarians' purifying weaponry. Because of this, the goddess Sagume Kishin and the moon sages froze the Lunar Capital and asked Doremy Sweet to make a replica Lunar Capital in the Dream World. Since the Lunarians couldn't stay in the Dream World forever, Sagume developed the "Lunar Capital Transfer Plan", which involved purifiying Gensokyo so it could be inhabited by the lunarians. But youkai were also living in Gensokyo, so Sagume created an Occult Orb that could spread a particular urban legend called the "Apollo Project Coverup Theory", so the Lunar Capital could materialize in Gensokyo, prompting the events of Urban Legend in Limbo, which would later turn into the events of Legacy of Lunatic Kingdom. &lt;/story&gt; &lt;/game&gt;</text:p>
          </table:table-cell>
          <table:table-cell table:number-columns-repeated="1012"/>
        </table:table-row>
        <table:table-row table:style-name="ro1">
          <table:table-cell office:value-type="string">
            <text:p>1th - Highly Responsive to Prayers</text:p>
          </table:table-cell>
          <table:table-cell office:value-type="float" office:value="1996">
            <text:p>1996</text:p>
          </table:table-cell>
          <table:table-cell office:value-type="string">
            <text:p>Breakout</text:p>
          </table:table-cell>
          <table:table-cell office:value-type="string">
            <text:p>Highly Responsive to Prayers</text:p>
          </table:table-cell>
          <table:table-cell office:value-type="string">
            <text:p>Amusement Makers </text:p>
          </table:table-cell>
          <table:table-cell office:value-type="string">
            <text:p>ZUN Soft</text:p>
          </table:table-cell>
          <table:table-cell office:value-type="string">
            <text:p>ESRB - RP (Rating Pending)</text:p>
          </table:table-cell>
          <table:table-cell office:value-type="string">
            <text:p>3.4</text:p>
          </table:table-cell>
          <table:table-cell office:value-type="string">
            <text:p>1 Player</text:p>
          </table:table-cell>
          <table:table-cell office:value-type="string">
            <text:p>Something has wrecked the Hakurei Shrine, and the resident Shrine Maiden isn't going to take it lying down. She charges through the gateway into another worlds, intent on locating and punishing the one responsible for the act. Although she isn't capable of harming her enemies directly, she wields an incredible weapon: the Yin-Yang Orb. With it Reimu will be able to cut a bloody swath through all who stand before her... assuming that she can manage to control it! The story itself is non-existent throughout the game itself. After Stage 5, the player can choose either to follow the gate into Hell or the gate into Makai, each with their own enemies. It is implied that Reimu defeats whoever originally destroyed her shrine. The endings for the game are equally difficult to understand, as depending on which route the player takes, the Yin-Yang Orb will transform into a tiny wish-granting fairy or a joyful, but strange creature that starts smashing parts of the shrine. The bad ending for the game involves Reimu leaving and then a giant explosion is seen, something also difficult to understand. Almost all of the characters never appear again, save for Mima, who appears to reside in the hokora near the Hakurei Shrine. The names and titles of the boss characters in this game appear only in the endings. </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1th - Highly Responsive to Prayers&quot;&gt; &lt;year&gt;1996&lt;/year&gt; &lt;rating&gt;Breakout&lt;/rating&gt; &lt;title&gt;Highly Responsive to Prayers&lt;/title&gt; &lt;pub&gt;Amusement Makers &lt;/pub&gt; &lt;dev&gt;ZUN Soft&lt;/dev&gt; &lt;genre&gt;ESRB - RP (Rating Pending)&lt;/genre&gt; &lt;score&gt;3.4&lt;/score&gt; &lt;player&gt;1 Player&lt;/player&gt; &lt;story&gt;Something has wrecked the Hakurei Shrine, and the resident Shrine Maiden isn't going to take it lying down. She charges through the gateway into another worlds, intent on locating and punishing the one responsible for the act. Although she isn't capable of harming her enemies directly, she wields an incredible weapon: the Yin-Yang Orb. With it Reimu will be able to cut a bloody swath through all who stand before her... assuming that she can manage to control it! The story itself is non-existent throughout the game itself. After Stage 5, the player can choose either to follow the gate into Hell or the gate into Makai, each with their own enemies. It is implied that Reimu defeats whoever originally destroyed her shrine. The endings for the game are equally difficult to understand, as depending on which route the player takes, the Yin-Yang Orb will transform into a tiny wish-granting fairy or a joyful, but strange creature that starts smashing parts of the shrine. The bad ending for the game involves Reimu leaving and then a giant explosion is seen, something also difficult to understand. Almost all of the characters never appear again, save for Mima, who appears to reside in the hokora near the Hakurei Shrine. The names and titles of the boss characters in this game appear only in the endings. &lt;/story&gt; &lt;/game&gt;">
            <text:p>&lt;game name="1th - Highly Responsive to Prayers"&gt; &lt;year&gt;1996&lt;/year&gt; &lt;rating&gt;Breakout&lt;/rating&gt; &lt;title&gt;Highly Responsive to Prayers&lt;/title&gt; &lt;pub&gt;Amusement Makers &lt;/pub&gt; &lt;dev&gt;ZUN Soft&lt;/dev&gt; &lt;genre&gt;ESRB - RP (Rating Pending)&lt;/genre&gt; &lt;score&gt;3.4&lt;/score&gt; &lt;player&gt;1 Player&lt;/player&gt; &lt;story&gt;Something has wrecked the Hakurei Shrine, and the resident Shrine Maiden isn't going to take it lying down. She charges through the gateway into another worlds, intent on locating and punishing the one responsible for the act. Although she isn't capable of harming her enemies directly, she wields an incredible weapon: the Yin-Yang Orb. With it Reimu will be able to cut a bloody swath through all who stand before her... assuming that she can manage to control it! The story itself is non-existent throughout the game itself. After Stage 5, the player can choose either to follow the gate into Hell or the gate into Makai, each with their own enemies. It is implied that Reimu defeats whoever originally destroyed her shrine. The endings for the game are equally difficult to understand, as depending on which route the player takes, the Yin-Yang Orb will transform into a tiny wish-granting fairy or a joyful, but strange creature that starts smashing parts of the shrine. The bad ending for the game involves Reimu leaving and then a giant explosion is seen, something also difficult to understand. Almost all of the characters never appear again, save for Mima, who appears to reside in the hokora near the Hakurei Shrine. The names and titles of the boss characters in this game appear only in the endings. &lt;/story&gt; &lt;/game&gt;</text:p>
          </table:table-cell>
          <table:table-cell table:number-columns-repeated="1012"/>
        </table:table-row>
        <table:table-row table:style-name="ro1">
          <table:table-cell office:value-type="string">
            <text:p>2th - The Story of Eastern Wonderland</text:p>
          </table:table-cell>
          <table:table-cell office:value-type="float" office:value="1997">
            <text:p>1997</text:p>
          </table:table-cell>
          <table:table-cell office:value-type="string">
            <text:p>Shooter</text:p>
          </table:table-cell>
          <table:table-cell office:value-type="string">
            <text:p>The Story of Eastern Wonderland</text:p>
          </table:table-cell>
          <table:table-cell office:value-type="string">
            <text:p>Amusement Makers </text:p>
          </table:table-cell>
          <table:table-cell office:value-type="string">
            <text:p>ZUN Soft</text:p>
          </table:table-cell>
          <table:table-cell office:value-type="string">
            <text:p>ESRB - RP (Rating Pending)</text:p>
          </table:table-cell>
          <table:table-cell office:value-type="string">
            <text:p>3.7</text:p>
          </table:table-cell>
          <table:table-cell office:value-type="string">
            <text:p>1 Player</text:p>
          </table:table-cell>
          <table:table-cell office:value-type="string">
            <text:p>The story involves Reimu's investigation of monsters that appeared suddenly at the Hakurei Shrine. This time around, she takes two Yin-Yang Orbs, and her turtle servant Genjii in order to fly. She encounters Rika with her Flower-Tank and Meira who want to fight Reimu for personal reasons. She then travels through the World of Fantasies, which is between Gensokyo and Makai, and defeats the Five Magic Stones in order to reach Reimaden, which is where she meets Marisa Kirisame and re-encounters Mima. Marisa appears to be the ghost's servant. Mima disappears after suffering a defeat by Reimu's hand, but the monsters and spirits around the shrine don't seem to have gone away. During the extra stage, Rika attacks once more, this time with her new tank Evil Eye Σ. After defeating the engineer, Reimu returns to the shrine to find the monsters gone. </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2th - The Story of Eastern Wonderland&quot;&gt; &lt;year&gt;1997&lt;/year&gt; &lt;rating&gt;Shooter&lt;/rating&gt; &lt;title&gt;The Story of Eastern Wonderland&lt;/title&gt; &lt;pub&gt;Amusement Makers &lt;/pub&gt; &lt;dev&gt;ZUN Soft&lt;/dev&gt; &lt;genre&gt;ESRB - RP (Rating Pending)&lt;/genre&gt; &lt;score&gt;3.7&lt;/score&gt; &lt;player&gt;1 Player&lt;/player&gt; &lt;story&gt;The story involves Reimu's investigation of monsters that appeared suddenly at the Hakurei Shrine. This time around, she takes two Yin-Yang Orbs, and her turtle servant Genjii in order to fly. She encounters Rika with her Flower-Tank and Meira who want to fight Reimu for personal reasons. She then travels through the World of Fantasies, which is between Gensokyo and Makai, and defeats the Five Magic Stones in order to reach Reimaden, which is where she meets Marisa Kirisame and re-encounters Mima. Marisa appears to be the ghost's servant. Mima disappears after suffering a defeat by Reimu's hand, but the monsters and spirits around the shrine don't seem to have gone away. During the extra stage, Rika attacks once more, this time with her new tank Evil Eye Σ. After defeating the engineer, Reimu returns to the shrine to find the monsters gone. &lt;/story&gt; &lt;/game&gt;">
            <text:p>&lt;game name="2th - The Story of Eastern Wonderland"&gt; &lt;year&gt;1997&lt;/year&gt; &lt;rating&gt;Shooter&lt;/rating&gt; &lt;title&gt;The Story of Eastern Wonderland&lt;/title&gt; &lt;pub&gt;Amusement Makers &lt;/pub&gt; &lt;dev&gt;ZUN Soft&lt;/dev&gt; &lt;genre&gt;ESRB - RP (Rating Pending)&lt;/genre&gt; &lt;score&gt;3.7&lt;/score&gt; &lt;player&gt;1 Player&lt;/player&gt; &lt;story&gt;The story involves Reimu's investigation of monsters that appeared suddenly at the Hakurei Shrine. This time around, she takes two Yin-Yang Orbs, and her turtle servant Genjii in order to fly. She encounters Rika with her Flower-Tank and Meira who want to fight Reimu for personal reasons. She then travels through the World of Fantasies, which is between Gensokyo and Makai, and defeats the Five Magic Stones in order to reach Reimaden, which is where she meets Marisa Kirisame and re-encounters Mima. Marisa appears to be the ghost's servant. Mima disappears after suffering a defeat by Reimu's hand, but the monsters and spirits around the shrine don't seem to have gone away. During the extra stage, Rika attacks once more, this time with her new tank Evil Eye Σ. After defeating the engineer, Reimu returns to the shrine to find the monsters gone. &lt;/story&gt; &lt;/game&gt;</text:p>
          </table:table-cell>
          <table:table-cell table:number-columns-repeated="1012"/>
        </table:table-row>
        <table:table-row table:style-name="ro1">
          <table:table-cell office:value-type="string">
            <text:p>3th - Phantasmagoria of Dim Dream</text:p>
          </table:table-cell>
          <table:table-cell office:value-type="float" office:value="1997">
            <text:p>1997</text:p>
          </table:table-cell>
          <table:table-cell office:value-type="string">
            <text:p>Shooter</text:p>
          </table:table-cell>
          <table:table-cell office:value-type="string">
            <text:p>Phantasmagoria of Dim Dream</text:p>
          </table:table-cell>
          <table:table-cell office:value-type="string">
            <text:p>Amusement Makers </text:p>
          </table:table-cell>
          <table:table-cell office:value-type="string">
            <text:p>ZUN Soft</text:p>
          </table:table-cell>
          <table:table-cell office:value-type="string">
            <text:p>ESRB - RP (Rating Pending)</text:p>
          </table:table-cell>
          <table:table-cell office:value-type="string">
            <text:p>3.7</text:p>
          </table:table-cell>
          <table:table-cell office:value-type="string">
            <text:p>1-2 Players</text:p>
          </table:table-cell>
          <table:table-cell office:value-type="string">
            <text:p>While enjoying a quiet morning walk, the local shrine maiden Reimu Hakurei stumbles across some curious ruins a short distance from the Hakurei Shrine's gateway. As only one person is allowed into the ruins - and will be well-rewarded for doing so - seven characters engage in a big battle. When the winner enters the ruins, however, they find Chiyuri Kitashirakawa and Yumemi Okazaki, residents of the outside world who have come to Gensokyo in their Probability Space Hypervessel. Their motives turn out to be less than acceptable for the heroine. </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3th - Phantasmagoria of Dim Dream&quot;&gt; &lt;year&gt;1997&lt;/year&gt; &lt;rating&gt;Shooter&lt;/rating&gt; &lt;title&gt;Phantasmagoria of Dim Dream&lt;/title&gt; &lt;pub&gt;Amusement Makers &lt;/pub&gt; &lt;dev&gt;ZUN Soft&lt;/dev&gt; &lt;genre&gt;ESRB - RP (Rating Pending)&lt;/genre&gt; &lt;score&gt;3.7&lt;/score&gt; &lt;player&gt;1-2 Players&lt;/player&gt; &lt;story&gt;While enjoying a quiet morning walk, the local shrine maiden Reimu Hakurei stumbles across some curious ruins a short distance from the Hakurei Shrine's gateway. As only one person is allowed into the ruins - and will be well-rewarded for doing so - seven characters engage in a big battle. When the winner enters the ruins, however, they find Chiyuri Kitashirakawa and Yumemi Okazaki, residents of the outside world who have come to Gensokyo in their Probability Space Hypervessel. Their motives turn out to be less than acceptable for the heroine. &lt;/story&gt; &lt;/game&gt;">
            <text:p>&lt;game name="3th - Phantasmagoria of Dim Dream"&gt; &lt;year&gt;1997&lt;/year&gt; &lt;rating&gt;Shooter&lt;/rating&gt; &lt;title&gt;Phantasmagoria of Dim Dream&lt;/title&gt; &lt;pub&gt;Amusement Makers &lt;/pub&gt; &lt;dev&gt;ZUN Soft&lt;/dev&gt; &lt;genre&gt;ESRB - RP (Rating Pending)&lt;/genre&gt; &lt;score&gt;3.7&lt;/score&gt; &lt;player&gt;1-2 Players&lt;/player&gt; &lt;story&gt;While enjoying a quiet morning walk, the local shrine maiden Reimu Hakurei stumbles across some curious ruins a short distance from the Hakurei Shrine's gateway. As only one person is allowed into the ruins - and will be well-rewarded for doing so - seven characters engage in a big battle. When the winner enters the ruins, however, they find Chiyuri Kitashirakawa and Yumemi Okazaki, residents of the outside world who have come to Gensokyo in their Probability Space Hypervessel. Their motives turn out to be less than acceptable for the heroine. &lt;/story&gt; &lt;/game&gt;</text:p>
          </table:table-cell>
          <table:table-cell table:number-columns-repeated="1012"/>
        </table:table-row>
        <table:table-row table:style-name="ro1">
          <table:table-cell office:value-type="string">
            <text:p>4th - Lotus Land Story</text:p>
          </table:table-cell>
          <table:table-cell office:value-type="float" office:value="1998">
            <text:p>1998</text:p>
          </table:table-cell>
          <table:table-cell office:value-type="string">
            <text:p>Shooter</text:p>
          </table:table-cell>
          <table:table-cell office:value-type="string">
            <text:p>Lotus Land Story</text:p>
          </table:table-cell>
          <table:table-cell office:value-type="string">
            <text:p>Amusement Makers </text:p>
          </table:table-cell>
          <table:table-cell office:value-type="string">
            <text:p>ZUN Soft</text:p>
          </table:table-cell>
          <table:table-cell office:value-type="string">
            <text:p>ESRB - RP (Rating Pending)</text:p>
          </table:table-cell>
          <table:table-cell office:value-type="string">
            <text:p>4.0</text:p>
          </table:table-cell>
          <table:table-cell office:value-type="string">
            <text:p>1 Player</text:p>
          </table:table-cell>
          <table:table-cell office:value-type="string">
            <text:p>Following the events of the previous games, youkai soon begin to swarm the Hakurei Shrine, prompting Reimu Hakurei and Marisa Kirisame to separately head for a lake in the mountains, which appears to be the source of a tremendous power surge. The two reach the gateway underneath the lake, which teleports them to a strange Fantasy World, in which the mansion Mugenkan exists, where the mastermind supposedly is. </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4th - Lotus Land Story&quot;&gt; &lt;year&gt;1998&lt;/year&gt; &lt;rating&gt;Shooter&lt;/rating&gt; &lt;title&gt;Lotus Land Story&lt;/title&gt; &lt;pub&gt;Amusement Makers &lt;/pub&gt; &lt;dev&gt;ZUN Soft&lt;/dev&gt; &lt;genre&gt;ESRB - RP (Rating Pending)&lt;/genre&gt; &lt;score&gt;4.0&lt;/score&gt; &lt;player&gt;1 Player&lt;/player&gt; &lt;story&gt;Following the events of the previous games, youkai soon begin to swarm the Hakurei Shrine, prompting Reimu Hakurei and Marisa Kirisame to separately head for a lake in the mountains, which appears to be the source of a tremendous power surge. The two reach the gateway underneath the lake, which teleports them to a strange Fantasy World, in which the mansion Mugenkan exists, where the mastermind supposedly is. &lt;/story&gt; &lt;/game&gt;">
            <text:p>&lt;game name="4th - Lotus Land Story"&gt; &lt;year&gt;1998&lt;/year&gt; &lt;rating&gt;Shooter&lt;/rating&gt; &lt;title&gt;Lotus Land Story&lt;/title&gt; &lt;pub&gt;Amusement Makers &lt;/pub&gt; &lt;dev&gt;ZUN Soft&lt;/dev&gt; &lt;genre&gt;ESRB - RP (Rating Pending)&lt;/genre&gt; &lt;score&gt;4.0&lt;/score&gt; &lt;player&gt;1 Player&lt;/player&gt; &lt;story&gt;Following the events of the previous games, youkai soon begin to swarm the Hakurei Shrine, prompting Reimu Hakurei and Marisa Kirisame to separately head for a lake in the mountains, which appears to be the source of a tremendous power surge. The two reach the gateway underneath the lake, which teleports them to a strange Fantasy World, in which the mansion Mugenkan exists, where the mastermind supposedly is. &lt;/story&gt; &lt;/game&gt;</text:p>
          </table:table-cell>
          <table:table-cell table:number-columns-repeated="1012"/>
        </table:table-row>
        <table:table-row table:style-name="ro1">
          <table:table-cell office:value-type="string">
            <text:p>5th - Mystic Square</text:p>
          </table:table-cell>
          <table:table-cell office:value-type="float" office:value="1998">
            <text:p>1998</text:p>
          </table:table-cell>
          <table:table-cell office:value-type="string">
            <text:p>Shooter</text:p>
          </table:table-cell>
          <table:table-cell office:value-type="string">
            <text:p>Mystic Square</text:p>
          </table:table-cell>
          <table:table-cell office:value-type="string">
            <text:p>Amusement Makers </text:p>
          </table:table-cell>
          <table:table-cell office:value-type="string">
            <text:p>ZUN Soft</text:p>
          </table:table-cell>
          <table:table-cell office:value-type="string">
            <text:p>ESRB - RP (Rating Pending)</text:p>
          </table:table-cell>
          <table:table-cell office:value-type="string">
            <text:p>4.0</text:p>
          </table:table-cell>
          <table:table-cell office:value-type="string">
            <text:p>1 Player</text:p>
          </table:table-cell>
          <table:table-cell office:value-type="string">
            <text:p>Following the events of Lotus Land Story, a massive quantity of demons beings to pour out of a cave, once again buried in the mountains. Seeking the source of this invasion, Reimu Hakurei and the other playable characters, Marisa Kirisame, Mima, and Yuuka Kazami must travel to Makai and journey to the fortress Pandemonium in order to confront the one behind the problem, Shinki. </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5th - Mystic Square&quot;&gt; &lt;year&gt;1998&lt;/year&gt; &lt;rating&gt;Shooter&lt;/rating&gt; &lt;title&gt;Mystic Square&lt;/title&gt; &lt;pub&gt;Amusement Makers &lt;/pub&gt; &lt;dev&gt;ZUN Soft&lt;/dev&gt; &lt;genre&gt;ESRB - RP (Rating Pending)&lt;/genre&gt; &lt;score&gt;4.0&lt;/score&gt; &lt;player&gt;1 Player&lt;/player&gt; &lt;story&gt;Following the events of Lotus Land Story, a massive quantity of demons beings to pour out of a cave, once again buried in the mountains. Seeking the source of this invasion, Reimu Hakurei and the other playable characters, Marisa Kirisame, Mima, and Yuuka Kazami must travel to Makai and journey to the fortress Pandemonium in order to confront the one behind the problem, Shinki. &lt;/story&gt; &lt;/game&gt;">
            <text:p>&lt;game name="5th - Mystic Square"&gt; &lt;year&gt;1998&lt;/year&gt; &lt;rating&gt;Shooter&lt;/rating&gt; &lt;title&gt;Mystic Square&lt;/title&gt; &lt;pub&gt;Amusement Makers &lt;/pub&gt; &lt;dev&gt;ZUN Soft&lt;/dev&gt; &lt;genre&gt;ESRB - RP (Rating Pending)&lt;/genre&gt; &lt;score&gt;4.0&lt;/score&gt; &lt;player&gt;1 Player&lt;/player&gt; &lt;story&gt;Following the events of Lotus Land Story, a massive quantity of demons beings to pour out of a cave, once again buried in the mountains. Seeking the source of this invasion, Reimu Hakurei and the other playable characters, Marisa Kirisame, Mima, and Yuuka Kazami must travel to Makai and journey to the fortress Pandemonium in order to confront the one behind the problem, Shinki. &lt;/story&gt; &lt;/game&gt;</text:p>
          </table:table-cell>
          <table:table-cell table:number-columns-repeated="1012"/>
        </table:table-row>
        <table:table-row table:style-name="ro1">
          <table:table-cell office:value-type="string">
            <text:p>6th - The Embodiment of Scarlet Devil</text:p>
          </table:table-cell>
          <table:table-cell office:value-type="float" office:value="2002">
            <text:p>2002</text:p>
          </table:table-cell>
          <table:table-cell office:value-type="string">
            <text:p>Shooter</text:p>
          </table:table-cell>
          <table:table-cell office:value-type="string">
            <text:p>The Embodiment of Scarlet Devil</text:p>
          </table:table-cell>
          <table:table-cell table:number-columns-repeated="2" office:value-type="string">
            <text:p>Team Shanghai Alice</text:p>
          </table:table-cell>
          <table:table-cell office:value-type="string">
            <text:p>ESRB - RP (Rating Pending)</text:p>
          </table:table-cell>
          <table:table-cell office:value-type="string">
            <text:p>4.2</text:p>
          </table:table-cell>
          <table:table-cell office:value-type="string">
            <text:p>1 Player</text:p>
          </table:table-cell>
          <table:table-cell office:value-type="string">
            <text:p>During a peaceful summer in Gensokyo, an unnatural scarlet mist appears without warning and covers much of the land. It is strong enough to block out the sun, causing the affected areas to become dark and cold. Reimu Hakurei, a shrine maiden working at the Hakurei Shrine, and Marisa Kirisame, a magician, set out to find the source of the mist. Their search will lead them to the Scarlet Devil Mansion and to its eccentric owners... </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6th - The Embodiment of Scarlet Devil&quot;&gt; &lt;year&gt;2002&lt;/year&gt; &lt;rating&gt;Shooter&lt;/rating&gt; &lt;title&gt;The Embodiment of Scarlet Devil&lt;/title&gt; &lt;pub&gt;Team Shanghai Alice&lt;/pub&gt; &lt;dev&gt;Team Shanghai Alice&lt;/dev&gt; &lt;genre&gt;ESRB - RP (Rating Pending)&lt;/genre&gt; &lt;score&gt;4.2&lt;/score&gt; &lt;player&gt;1 Player&lt;/player&gt; &lt;story&gt;During a peaceful summer in Gensokyo, an unnatural scarlet mist appears without warning and covers much of the land. It is strong enough to block out the sun, causing the affected areas to become dark and cold. Reimu Hakurei, a shrine maiden working at the Hakurei Shrine, and Marisa Kirisame, a magician, set out to find the source of the mist. Their search will lead them to the Scarlet Devil Mansion and to its eccentric owners... &lt;/story&gt; &lt;/game&gt;">
            <text:p>&lt;game name="6th - The Embodiment of Scarlet Devil"&gt; &lt;year&gt;2002&lt;/year&gt; &lt;rating&gt;Shooter&lt;/rating&gt; &lt;title&gt;The Embodiment of Scarlet Devil&lt;/title&gt; &lt;pub&gt;Team Shanghai Alice&lt;/pub&gt; &lt;dev&gt;Team Shanghai Alice&lt;/dev&gt; &lt;genre&gt;ESRB - RP (Rating Pending)&lt;/genre&gt; &lt;score&gt;4.2&lt;/score&gt; &lt;player&gt;1 Player&lt;/player&gt; &lt;story&gt;During a peaceful summer in Gensokyo, an unnatural scarlet mist appears without warning and covers much of the land. It is strong enough to block out the sun, causing the affected areas to become dark and cold. Reimu Hakurei, a shrine maiden working at the Hakurei Shrine, and Marisa Kirisame, a magician, set out to find the source of the mist. Their search will lead them to the Scarlet Devil Mansion and to its eccentric owners... &lt;/story&gt; &lt;/game&gt;</text:p>
          </table:table-cell>
          <table:table-cell table:number-columns-repeated="1012"/>
        </table:table-row>
        <table:table-row table:style-name="ro1">
          <table:table-cell office:value-type="string">
            <text:p>7.5th - Immaterial and Missing Power</text:p>
          </table:table-cell>
          <table:table-cell office:value-type="float" office:value="2004">
            <text:p>2004</text:p>
          </table:table-cell>
          <table:table-cell office:value-type="string">
            <text:p>Fighter</text:p>
          </table:table-cell>
          <table:table-cell office:value-type="string">
            <text:p><text:s/>Immaterial and Missing Power</text:p>
          </table:table-cell>
          <table:table-cell office:value-type="string">
            <text:p>Team Shanghai Alice</text:p>
          </table:table-cell>
          <table:table-cell office:value-type="string">
            <text:p>Twilight Frontier</text:p>
          </table:table-cell>
          <table:table-cell office:value-type="string">
            <text:p>ESRB - RP (Rating Pending)</text:p>
          </table:table-cell>
          <table:table-cell office:value-type="string">
            <text:p>3.8</text:p>
          </table:table-cell>
          <table:table-cell office:value-type="string">
            <text:p>1-2 Players</text:p>
          </table:table-cell>
          <table:table-cell office:value-type="string">
            <text:p>Gensokyo has settled down after the Spring Snow Incident that occurred in Perfect Cherry Blossom. Reimu Hakurei and the others are currently having a feast every three days at the Hakurei shrine. During these feasts, a strange mist appears. The playable character decides to get the cause of the never-ending feast schedule and the mist. This incident was later called the "Night Parade of One Hundred Oni Every Four Days" by Aya Shameimaru in Bohemian Archive in Japanese Red. The perpetrator of the incident is an oni, said to have disappeared from Gensokyo, named Suika Ibuki. She thought that it was a shame that the flower-viewing season had been cut short due to the very long winter. She spread herself out in the form of a mist all throughout Gensokyo, and "gathered" the hearts of both humans and youkai to cause them to have a feast every few days. Because the art of oni extermination has been lost to Gensokyo, the girls could not eliminate her, but the mist disappeared afterwards and feasts started to happen less frequently. </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7.5th - Immaterial and Missing Power&quot;&gt; &lt;year&gt;2004&lt;/year&gt; &lt;rating&gt;Fighter&lt;/rating&gt; &lt;title&gt; Immaterial and Missing Power&lt;/title&gt; &lt;pub&gt;Team Shanghai Alice&lt;/pub&gt; &lt;dev&gt;Twilight Frontier&lt;/dev&gt; &lt;genre&gt;ESRB - RP (Rating Pending)&lt;/genre&gt; &lt;score&gt;3.8&lt;/score&gt; &lt;player&gt;1-2 Players&lt;/player&gt; &lt;story&gt;Gensokyo has settled down after the Spring Snow Incident that occurred in Perfect Cherry Blossom. Reimu Hakurei and the others are currently having a feast every three days at the Hakurei shrine. During these feasts, a strange mist appears. The playable character decides to get the cause of the never-ending feast schedule and the mist. This incident was later called the &quot;Night Parade of One Hundred Oni Every Four Days&quot; by Aya Shameimaru in Bohemian Archive in Japanese Red. The perpetrator of the incident is an oni, said to have disappeared from Gensokyo, named Suika Ibuki. She thought that it was a shame that the flower-viewing season had been cut short due to the very long winter. She spread herself out in the form of a mist all throughout Gensokyo, and &quot;gathered&quot; the hearts of both humans and youkai to cause them to have a feast every few days. Because the art of oni extermination has been lost to Gensokyo, the girls could not eliminate her, but the mist disappeared afterwards and feasts started to happen less frequently. &lt;/story&gt; &lt;/game&gt;">
            <text:p>&lt;game name="7.5th - Immaterial and Missing Power"&gt; &lt;year&gt;2004&lt;/year&gt; &lt;rating&gt;Fighter&lt;/rating&gt; &lt;title&gt; Immaterial and Missing Power&lt;/title&gt; &lt;pub&gt;Team Shanghai Alice&lt;/pub&gt; &lt;dev&gt;Twilight Frontier&lt;/dev&gt; &lt;genre&gt;ESRB - RP (Rating Pending)&lt;/genre&gt; &lt;score&gt;3.8&lt;/score&gt; &lt;player&gt;1-2 Players&lt;/player&gt; &lt;story&gt;Gensokyo has settled down after the Spring Snow Incident that occurred in Perfect Cherry Blossom. Reimu Hakurei and the others are currently having a feast every three days at the Hakurei shrine. During these feasts, a strange mist appears. The playable character decides to get the cause of the never-ending feast schedule and the mist. This incident was later called the "Night Parade of One Hundred Oni Every Four Days" by Aya Shameimaru in Bohemian Archive in Japanese Red. The perpetrator of the incident is an oni, said to have disappeared from Gensokyo, named Suika Ibuki. She thought that it was a shame that the flower-viewing season had been cut short due to the very long winter. She spread herself out in the form of a mist all throughout Gensokyo, and "gathered" the hearts of both humans and youkai to cause them to have a feast every few days. Because the art of oni extermination has been lost to Gensokyo, the girls could not eliminate her, but the mist disappeared afterwards and feasts started to happen less frequently. &lt;/story&gt; &lt;/game&gt;</text:p>
          </table:table-cell>
          <table:table-cell table:number-columns-repeated="1012"/>
        </table:table-row>
        <table:table-row table:style-name="ro1">
          <table:table-cell office:value-type="string">
            <text:p>7th - Perfect Cherry Blossom</text:p>
          </table:table-cell>
          <table:table-cell office:value-type="float" office:value="2003">
            <text:p>2003</text:p>
          </table:table-cell>
          <table:table-cell office:value-type="string">
            <text:p>Shooter</text:p>
          </table:table-cell>
          <table:table-cell office:value-type="string">
            <text:p>Perfect Cherry Blossom</text:p>
          </table:table-cell>
          <table:table-cell table:number-columns-repeated="2" office:value-type="string">
            <text:p>Team Shanghai Alice</text:p>
          </table:table-cell>
          <table:table-cell office:value-type="string">
            <text:p>ESRB - RP (Rating Pending)</text:p>
          </table:table-cell>
          <table:table-cell office:value-type="string">
            <text:p>4.2</text:p>
          </table:table-cell>
          <table:table-cell office:value-type="string">
            <text:p>1 Player</text:p>
          </table:table-cell>
          <table:table-cell office:value-type="string">
            <text:p>Dead bodies are buried under the cherry trees! You have to believe it. Otherwise, you couldn't possibly explain the beauty of the cherry blossoms. I was restless, lately, because I couldn't believe in this beauty. But I have now finally understood: dead bodies are buried under the cherry trees! You have to believe it. -- Motojirō Kajii, opening of "Under the Cherry Trees" <text:s/>Winter drags on past its expiration date in Gensokyo, eventually prompting the three main characters – Reimu Hakurei, Marisa Kirisame, and Sakuya Izayoi – to investigate the cause. Their travels lead them into the Netherworld, where they discover that certain people are attempting to gather the essence of spring for themselves, for some unknown cause. </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7th - Perfect Cherry Blossom&quot;&gt; &lt;year&gt;2003&lt;/year&gt; &lt;rating&gt;Shooter&lt;/rating&gt; &lt;title&gt;Perfect Cherry Blossom&lt;/title&gt; &lt;pub&gt;Team Shanghai Alice&lt;/pub&gt; &lt;dev&gt;Team Shanghai Alice&lt;/dev&gt; &lt;genre&gt;ESRB - RP (Rating Pending)&lt;/genre&gt; &lt;score&gt;4.2&lt;/score&gt; &lt;player&gt;1 Player&lt;/player&gt; &lt;story&gt;Dead bodies are buried under the cherry trees! You have to believe it. Otherwise, you couldn't possibly explain the beauty of the cherry blossoms. I was restless, lately, because I couldn't believe in this beauty. But I have now finally understood: dead bodies are buried under the cherry trees! You have to believe it. -- Motojirō Kajii, opening of &quot;Under the Cherry Trees&quot;  Winter drags on past its expiration date in Gensokyo, eventually prompting the three main characters – Reimu Hakurei, Marisa Kirisame, and Sakuya Izayoi – to investigate the cause. Their travels lead them into the Netherworld, where they discover that certain people are attempting to gather the essence of spring for themselves, for some unknown cause. &lt;/story&gt; &lt;/game&gt;">
            <text:p>&lt;game name="7th - Perfect Cherry Blossom"&gt; &lt;year&gt;2003&lt;/year&gt; &lt;rating&gt;Shooter&lt;/rating&gt; &lt;title&gt;Perfect Cherry Blossom&lt;/title&gt; &lt;pub&gt;Team Shanghai Alice&lt;/pub&gt; &lt;dev&gt;Team Shanghai Alice&lt;/dev&gt; &lt;genre&gt;ESRB - RP (Rating Pending)&lt;/genre&gt; &lt;score&gt;4.2&lt;/score&gt; &lt;player&gt;1 Player&lt;/player&gt; &lt;story&gt;Dead bodies are buried under the cherry trees! You have to believe it. Otherwise, you couldn't possibly explain the beauty of the cherry blossoms. I was restless, lately, because I couldn't believe in this beauty. But I have now finally understood: dead bodies are buried under the cherry trees! You have to believe it. -- Motojirō Kajii, opening of "Under the Cherry Trees" <text:s/>Winter drags on past its expiration date in Gensokyo, eventually prompting the three main characters – Reimu Hakurei, Marisa Kirisame, and Sakuya Izayoi – to investigate the cause. Their travels lead them into the Netherworld, where they discover that certain people are attempting to gather the essence of spring for themselves, for some unknown cause. &lt;/story&gt; &lt;/game&gt;</text:p>
          </table:table-cell>
          <table:table-cell table:number-columns-repeated="1012"/>
        </table:table-row>
        <table:table-row table:style-name="ro1">
          <table:table-cell office:value-type="string">
            <text:p>8th - Imperishable Night</text:p>
          </table:table-cell>
          <table:table-cell office:value-type="float" office:value="2004">
            <text:p>2004</text:p>
          </table:table-cell>
          <table:table-cell office:value-type="string">
            <text:p>Shooter</text:p>
          </table:table-cell>
          <table:table-cell office:value-type="string">
            <text:p>Imperishable Night</text:p>
          </table:table-cell>
          <table:table-cell table:number-columns-repeated="2" office:value-type="string">
            <text:p>Team Shanghai Alice</text:p>
          </table:table-cell>
          <table:table-cell office:value-type="string">
            <text:p>ESRB - RP (Rating Pending)</text:p>
          </table:table-cell>
          <table:table-cell office:value-type="string">
            <text:p>4.2</text:p>
          </table:table-cell>
          <table:table-cell office:value-type="string">
            <text:p>1 Player</text:p>
          </table:table-cell>
          <table:table-cell office:value-type="string">
            <text:p>It's the eve of the Harvest Moon Festival in Gensokyo when youkai sense that something is wrong with the moon. It appears that the moon has been replaced by a fake moon. The main characters stop time and head off to find the culprit to try and ensure a full moon for the festival. Their journey leads them into the Bamboo Forest of the Lost and finally to Eientei, inhabited by beings from the Moon itself. </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8th - Imperishable Night&quot;&gt; &lt;year&gt;2004&lt;/year&gt; &lt;rating&gt;Shooter&lt;/rating&gt; &lt;title&gt;Imperishable Night&lt;/title&gt; &lt;pub&gt;Team Shanghai Alice&lt;/pub&gt; &lt;dev&gt;Team Shanghai Alice&lt;/dev&gt; &lt;genre&gt;ESRB - RP (Rating Pending)&lt;/genre&gt; &lt;score&gt;4.2&lt;/score&gt; &lt;player&gt;1 Player&lt;/player&gt; &lt;story&gt;It's the eve of the Harvest Moon Festival in Gensokyo when youkai sense that something is wrong with the moon. It appears that the moon has been replaced by a fake moon. The main characters stop time and head off to find the culprit to try and ensure a full moon for the festival. Their journey leads them into the Bamboo Forest of the Lost and finally to Eientei, inhabited by beings from the Moon itself. &lt;/story&gt; &lt;/game&gt;">
            <text:p>&lt;game name="8th - Imperishable Night"&gt; &lt;year&gt;2004&lt;/year&gt; &lt;rating&gt;Shooter&lt;/rating&gt; &lt;title&gt;Imperishable Night&lt;/title&gt; &lt;pub&gt;Team Shanghai Alice&lt;/pub&gt; &lt;dev&gt;Team Shanghai Alice&lt;/dev&gt; &lt;genre&gt;ESRB - RP (Rating Pending)&lt;/genre&gt; &lt;score&gt;4.2&lt;/score&gt; &lt;player&gt;1 Player&lt;/player&gt; &lt;story&gt;It's the eve of the Harvest Moon Festival in Gensokyo when youkai sense that something is wrong with the moon. It appears that the moon has been replaced by a fake moon. The main characters stop time and head off to find the culprit to try and ensure a full moon for the festival. Their journey leads them into the Bamboo Forest of the Lost and finally to Eientei, inhabited by beings from the Moon itself. &lt;/story&gt; &lt;/game&gt;</text:p>
          </table:table-cell>
          <table:table-cell table:number-columns-repeated="1012"/>
        </table:table-row>
        <table:table-row table:style-name="ro1">
          <table:table-cell office:value-type="string">
            <text:p>9.5th - Shoot the Bullet</text:p>
          </table:table-cell>
          <table:table-cell office:value-type="float" office:value="2005">
            <text:p>2005</text:p>
          </table:table-cell>
          <table:table-cell office:value-type="string">
            <text:p>Shooter</text:p>
          </table:table-cell>
          <table:table-cell office:value-type="string">
            <text:p>Shoot the Bullet</text:p>
          </table:table-cell>
          <table:table-cell table:number-columns-repeated="2" office:value-type="string">
            <text:p>Team Shanghai Alice</text:p>
          </table:table-cell>
          <table:table-cell office:value-type="string">
            <text:p>ESRB - RP (Rating Pending)</text:p>
          </table:table-cell>
          <table:table-cell office:value-type="string">
            <text:p>3.9</text:p>
          </table:table-cell>
          <table:table-cell office:value-type="string">
            <text:p>1 Player</text:p>
          </table:table-cell>
          <table:table-cell office:value-type="string">
            <text:p>In Shoot the Bullet, you play as Aya Shameimaru as she photographs the bosses from various Touhou games. However, no one ever reveals why she is taking these photos. In fact, at one point it is pointed out that "No one knows the purpose of the photos, except Aya", and the only reason she does not shoot the opponents is "not to be nice, but because she doesn't want her bullets in the picture." </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9.5th - Shoot the Bullet&quot;&gt; &lt;year&gt;2005&lt;/year&gt; &lt;rating&gt;Shooter&lt;/rating&gt; &lt;title&gt;Shoot the Bullet&lt;/title&gt; &lt;pub&gt;Team Shanghai Alice&lt;/pub&gt; &lt;dev&gt;Team Shanghai Alice&lt;/dev&gt; &lt;genre&gt;ESRB - RP (Rating Pending)&lt;/genre&gt; &lt;score&gt;3.9&lt;/score&gt; &lt;player&gt;1 Player&lt;/player&gt; &lt;story&gt;In Shoot the Bullet, you play as Aya Shameimaru as she photographs the bosses from various Touhou games. However, no one ever reveals why she is taking these photos. In fact, at one point it is pointed out that &quot;No one knows the purpose of the photos, except Aya&quot;, and the only reason she does not shoot the opponents is &quot;not to be nice, but because she doesn't want her bullets in the picture.&quot; &lt;/story&gt; &lt;/game&gt;">
            <text:p>&lt;game name="9.5th - Shoot the Bullet"&gt; &lt;year&gt;2005&lt;/year&gt; &lt;rating&gt;Shooter&lt;/rating&gt; &lt;title&gt;Shoot the Bullet&lt;/title&gt; &lt;pub&gt;Team Shanghai Alice&lt;/pub&gt; &lt;dev&gt;Team Shanghai Alice&lt;/dev&gt; &lt;genre&gt;ESRB - RP (Rating Pending)&lt;/genre&gt; &lt;score&gt;3.9&lt;/score&gt; &lt;player&gt;1 Player&lt;/player&gt; &lt;story&gt;In Shoot the Bullet, you play as Aya Shameimaru as she photographs the bosses from various Touhou games. However, no one ever reveals why she is taking these photos. In fact, at one point it is pointed out that "No one knows the purpose of the photos, except Aya", and the only reason she does not shoot the opponents is "not to be nice, but because she doesn't want her bullets in the picture." &lt;/story&gt; &lt;/game&gt;</text:p>
          </table:table-cell>
          <table:table-cell table:number-columns-repeated="1012"/>
        </table:table-row>
        <table:table-row table:style-name="ro1">
          <table:table-cell office:value-type="string">
            <text:p>9th - Phantasmagoria of Flower View</text:p>
          </table:table-cell>
          <table:table-cell office:value-type="float" office:value="2005">
            <text:p>2005</text:p>
          </table:table-cell>
          <table:table-cell office:value-type="string">
            <text:p>Shooter</text:p>
          </table:table-cell>
          <table:table-cell office:value-type="string">
            <text:p>Phantasmagoria of Flower View</text:p>
          </table:table-cell>
          <table:table-cell table:number-columns-repeated="2" office:value-type="string">
            <text:p>Team Shanghai Alice</text:p>
          </table:table-cell>
          <table:table-cell office:value-type="string">
            <text:p>ESRB - RP (Rating Pending)</text:p>
          </table:table-cell>
          <table:table-cell office:value-type="string">
            <text:p>3.9</text:p>
          </table:table-cell>
          <table:table-cell office:value-type="string">
            <text:p>1-2 Players</text:p>
          </table:table-cell>
          <table:table-cell office:value-type="string">
            <text:p>This game takes place in the mystical land of Gensokyo. Spring has arrived, but something is wrong. Flowers are blooming and the fairies are becoming active as usual, but the amount of flowers and fairies is unnatural; even non-spring flowers are blooming. Playing as one of 16 characters, you must battle your way through 9 stages to reach Muenzuka and uncover the truth behind the abnormal spring. </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9th - Phantasmagoria of Flower View&quot;&gt; &lt;year&gt;2005&lt;/year&gt; &lt;rating&gt;Shooter&lt;/rating&gt; &lt;title&gt;Phantasmagoria of Flower View&lt;/title&gt; &lt;pub&gt;Team Shanghai Alice&lt;/pub&gt; &lt;dev&gt;Team Shanghai Alice&lt;/dev&gt; &lt;genre&gt;ESRB - RP (Rating Pending)&lt;/genre&gt; &lt;score&gt;3.9&lt;/score&gt; &lt;player&gt;1-2 Players&lt;/player&gt; &lt;story&gt;This game takes place in the mystical land of Gensokyo. Spring has arrived, but something is wrong. Flowers are blooming and the fairies are becoming active as usual, but the amount of flowers and fairies is unnatural; even non-spring flowers are blooming. Playing as one of 16 characters, you must battle your way through 9 stages to reach Muenzuka and uncover the truth behind the abnormal spring. &lt;/story&gt; &lt;/game&gt;">
            <text:p>&lt;game name="9th - Phantasmagoria of Flower View"&gt; &lt;year&gt;2005&lt;/year&gt; &lt;rating&gt;Shooter&lt;/rating&gt; &lt;title&gt;Phantasmagoria of Flower View&lt;/title&gt; &lt;pub&gt;Team Shanghai Alice&lt;/pub&gt; &lt;dev&gt;Team Shanghai Alice&lt;/dev&gt; &lt;genre&gt;ESRB - RP (Rating Pending)&lt;/genre&gt; &lt;score&gt;3.9&lt;/score&gt; &lt;player&gt;1-2 Players&lt;/player&gt; &lt;story&gt;This game takes place in the mystical land of Gensokyo. Spring has arrived, but something is wrong. Flowers are blooming and the fairies are becoming active as usual, but the amount of flowers and fairies is unnatural; even non-spring flowers are blooming. Playing as one of 16 characters, you must battle your way through 9 stages to reach Muenzuka and uncover the truth behind the abnormal spring. &lt;/story&gt; &lt;/game&gt;</text:p>
          </table:table-cell>
          <table:table-cell table:number-columns-repeated="1012"/>
        </table:table-row>
        <table:table-row table:style-name="ro1">
          <table:table-cell office:value-type="string">
            <text:p>Banshiryuu</text:p>
          </table:table-cell>
          <table:table-cell office:value-type="float" office:value="2008">
            <text:p>2008</text:p>
          </table:table-cell>
          <table:table-cell office:value-type="string">
            <text:p>Shooter</text:p>
          </table:table-cell>
          <table:table-cell office:value-type="string">
            <text:p>Banshiryuu</text:p>
          </table:table-cell>
          <table:table-cell office:value-type="string">
            <text:p>Amusement Makers </text:p>
          </table:table-cell>
          <table:table-cell office:value-type="string">
            <text:p>Syunsatsu Sare Do</text:p>
          </table:table-cell>
          <table:table-cell office:value-type="string">
            <text:p>ESRB - RP (Rating Pending)</text:p>
          </table:table-cell>
          <table:table-cell office:value-type="string">
            <text:p>3.5</text:p>
          </table:table-cell>
          <table:table-cell office:value-type="string">
            <text:p>1 Player</text:p>
          </table:table-cell>
          <table:table-cell office:value-type="string">
            <text:p>Machines that run by the energy source device called "RedStorm" discovered by Erich are going on a rampage across Earth, and it's up to VIVIT-r and Hirano Sakurasaki to stop this. </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Banshiryuu&quot;&gt; &lt;year&gt;2008&lt;/year&gt; &lt;rating&gt;Shooter&lt;/rating&gt; &lt;title&gt;Banshiryuu&lt;/title&gt; &lt;pub&gt;Amusement Makers &lt;/pub&gt; &lt;dev&gt;Syunsatsu Sare Do&lt;/dev&gt; &lt;genre&gt;ESRB - RP (Rating Pending)&lt;/genre&gt; &lt;score&gt;3.5&lt;/score&gt; &lt;player&gt;1 Player&lt;/player&gt; &lt;story&gt;Machines that run by the energy source device called &quot;RedStorm&quot; discovered by Erich are going on a rampage across Earth, and it's up to VIVIT-r and Hirano Sakurasaki to stop this. &lt;/story&gt; &lt;/game&gt;">
            <text:p>&lt;game name="Banshiryuu"&gt; &lt;year&gt;2008&lt;/year&gt; &lt;rating&gt;Shooter&lt;/rating&gt; &lt;title&gt;Banshiryuu&lt;/title&gt; &lt;pub&gt;Amusement Makers &lt;/pub&gt; &lt;dev&gt;Syunsatsu Sare Do&lt;/dev&gt; &lt;genre&gt;ESRB - RP (Rating Pending)&lt;/genre&gt; &lt;score&gt;3.5&lt;/score&gt; &lt;player&gt;1 Player&lt;/player&gt; &lt;story&gt;Machines that run by the energy source device called "RedStorm" discovered by Erich are going on a rampage across Earth, and it's up to VIVIT-r and Hirano Sakurasaki to stop this. &lt;/story&gt; &lt;/game&gt;</text:p>
          </table:table-cell>
          <table:table-cell table:number-columns-repeated="1012"/>
        </table:table-row>
        <table:table-row table:style-name="ro1">
          <table:table-cell office:value-type="string">
            <text:p>Kioh Gyoku</text:p>
          </table:table-cell>
          <table:table-cell office:value-type="float" office:value="2001">
            <text:p>2001</text:p>
          </table:table-cell>
          <table:table-cell office:value-type="string">
            <text:p>Shooter</text:p>
          </table:table-cell>
          <table:table-cell office:value-type="string">
            <text:p>Kioh Gyoku</text:p>
          </table:table-cell>
          <table:table-cell office:value-type="string">
            <text:p>Amusement Makers</text:p>
          </table:table-cell>
          <table:table-cell office:value-type="string">
            <text:p>Syunsatsu Sare Do</text:p>
          </table:table-cell>
          <table:table-cell office:value-type="string">
            <text:p>ESRB - RP (Rating Pending)</text:p>
          </table:table-cell>
          <table:table-cell office:value-type="string">
            <text:p>3.8</text:p>
          </table:table-cell>
          <table:table-cell office:value-type="string">
            <text:p>1-2 Players</text:p>
          </table:table-cell>
          <table:table-cell office:value-type="string">
            <text:p>Kioh Gyoku is a vertical danmaku shooting game with massive emphasis on grazing streaming bullets, where two characters engage in danmaku gameplay within individual and separate play areas (aka. split-screen). Upon meeting certain conditions, players are able to unleash a variety of character-specific attacks upon their opponents in an attempt to whittle down their remaining health points. In Story Mode, the player will face five opponents, each more capable than the previous. Kioh Gyoku also features a Match Play Mode where the player may face off against AI opponents or compete against other players, as well as watch AI vs. AI matches. </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Kioh Gyoku&quot;&gt; &lt;year&gt;2001&lt;/year&gt; &lt;rating&gt;Shooter&lt;/rating&gt; &lt;title&gt;Kioh Gyoku&lt;/title&gt; &lt;pub&gt;Amusement Makers&lt;/pub&gt; &lt;dev&gt;Syunsatsu Sare Do&lt;/dev&gt; &lt;genre&gt;ESRB - RP (Rating Pending)&lt;/genre&gt; &lt;score&gt;3.8&lt;/score&gt; &lt;player&gt;1-2 Players&lt;/player&gt; &lt;story&gt;Kioh Gyoku is a vertical danmaku shooting game with massive emphasis on grazing streaming bullets, where two characters engage in danmaku gameplay within individual and separate play areas (aka. split-screen). Upon meeting certain conditions, players are able to unleash a variety of character-specific attacks upon their opponents in an attempt to whittle down their remaining health points. In Story Mode, the player will face five opponents, each more capable than the previous. Kioh Gyoku also features a Match Play Mode where the player may face off against AI opponents or compete against other players, as well as watch AI vs. AI matches. &lt;/story&gt; &lt;/game&gt;">
            <text:p>&lt;game name="Kioh Gyoku"&gt; &lt;year&gt;2001&lt;/year&gt; &lt;rating&gt;Shooter&lt;/rating&gt; &lt;title&gt;Kioh Gyoku&lt;/title&gt; &lt;pub&gt;Amusement Makers&lt;/pub&gt; &lt;dev&gt;Syunsatsu Sare Do&lt;/dev&gt; &lt;genre&gt;ESRB - RP (Rating Pending)&lt;/genre&gt; &lt;score&gt;3.8&lt;/score&gt; &lt;player&gt;1-2 Players&lt;/player&gt; &lt;story&gt;Kioh Gyoku is a vertical danmaku shooting game with massive emphasis on grazing streaming bullets, where two characters engage in danmaku gameplay within individual and separate play areas (aka. split-screen). Upon meeting certain conditions, players are able to unleash a variety of character-specific attacks upon their opponents in an attempt to whittle down their remaining health points. In Story Mode, the player will face five opponents, each more capable than the previous. Kioh Gyoku also features a Match Play Mode where the player may face off against AI opponents or compete against other players, as well as watch AI vs. AI matches. &lt;/story&gt; &lt;/game&gt;</text:p>
          </table:table-cell>
          <table:table-cell table:number-columns-repeated="1012"/>
        </table:table-row>
        <table:table-row table:style-name="ro1">
          <table:table-cell office:value-type="string">
            <text:p>Samidare</text:p>
          </table:table-cell>
          <table:table-cell office:value-type="float" office:value="2002">
            <text:p>2002</text:p>
          </table:table-cell>
          <table:table-cell office:value-type="string">
            <text:p>Shooter</text:p>
          </table:table-cell>
          <table:table-cell office:value-type="string">
            <text:p>Samidare</text:p>
          </table:table-cell>
          <table:table-cell office:value-type="string">
            <text:p>Amusement Makers</text:p>
          </table:table-cell>
          <table:table-cell office:value-type="string">
            <text:p>RebRank</text:p>
          </table:table-cell>
          <table:table-cell office:value-type="string">
            <text:p>ESRB - RP (Rating Pending)</text:p>
          </table:table-cell>
          <table:table-cell office:value-type="string">
            <text:p>3.8</text:p>
          </table:table-cell>
          <table:table-cell office:value-type="string">
            <text:p>1 Player</text:p>
          </table:table-cell>
          <table:table-cell office:value-type="string">
            <text:p>In 2785, full-scale war breaks out on Earth over the various nations' rights to extraplanetary resources. This war ravages the Earth's environment, forcing humanity to flee underground. It also sees the creation of the M.R.S. (Machine manufacture Research and development System), an automated manufacturing and battle system designed to allow wars to take place without actual human participation. Unfortunately, within five years of humanity's flight underground, M.R.S. has completely taken control of the Earth's surface, and the first exploratory group from humanity's underground Shelters is annihilated. Not long after this first exploratory mission, the M.R.S. system discovers the Absolute Dimensional Barrier technology and eventually refines it into the Dimensional Absolute Barrier Shield; it uses its SMD series of warplanes to test and perfect the system. Unfortunately, the prototype unit, SMD-00x, disappears after activating the barrier for the first time, and though M.R.S. is eventually able to establish contact with the dimensional void into which SMD-00x disappeared, it's never actually able to find the ship again. Nevertheless, the system continues developing the SMD series, creating smaller, more capable craft such as the SMD-24-0x "Samidare", which is piloted by a humanoid control unit, C-22, and the final unit, SMD-31-FX "Gesshoku", whose control unit, C-23, possesses an advanced, self-aware AI. Meanwhile, humanity is busy urbanizing its Shelters, developing bipedal robots (armed lightweight walking vehicles, or ALWVs), and preparing to take the fight to M.R.S. Sixty years after the cataclysm that drove humanity underground, it finally emerges to retake the surface. By this time, M.R.S. has developed significant internal defects, and the battle is relatively short. Within two decades, almost all M.R.S.-created automata on the surface have been destroyed. Samidare's main story mode follows the major missions of SMD-24-0x: its testing against the biomechanical construct Sylphid, its encounter with Anareta, the defense system of long-ruined space outpost Tetra-Biblos, and its encounter with the SMD series prototype, SMD-00x. The extra mode follows a flight of the SMD-31-FX several decades later, after SMD-24-0x makes it back to Earth (if you get the good ending). </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Samidare&quot;&gt; &lt;year&gt;2002&lt;/year&gt; &lt;rating&gt;Shooter&lt;/rating&gt; &lt;title&gt;Samidare&lt;/title&gt; &lt;pub&gt;Amusement Makers&lt;/pub&gt; &lt;dev&gt;RebRank&lt;/dev&gt; &lt;genre&gt;ESRB - RP (Rating Pending)&lt;/genre&gt; &lt;score&gt;3.8&lt;/score&gt; &lt;player&gt;1 Player&lt;/player&gt; &lt;story&gt;In 2785, full-scale war breaks out on Earth over the various nations' rights to extraplanetary resources. This war ravages the Earth's environment, forcing humanity to flee underground. It also sees the creation of the M.R.S. (Machine manufacture Research and development System), an automated manufacturing and battle system designed to allow wars to take place without actual human participation. Unfortunately, within five years of humanity's flight underground, M.R.S. has completely taken control of the Earth's surface, and the first exploratory group from humanity's underground Shelters is annihilated. Not long after this first exploratory mission, the M.R.S. system discovers the Absolute Dimensional Barrier technology and eventually refines it into the Dimensional Absolute Barrier Shield; it uses its SMD series of warplanes to test and perfect the system. Unfortunately, the prototype unit, SMD-00x, disappears after activating the barrier for the first time, and though M.R.S. is eventually able to establish contact with the dimensional void into which SMD-00x disappeared, it's never actually able to find the ship again. Nevertheless, the system continues developing the SMD series, creating smaller, more capable craft such as the SMD-24-0x &quot;Samidare&quot;, which is piloted by a humanoid control unit, C-22, and the final unit, SMD-31-FX &quot;Gesshoku&quot;, whose control unit, C-23, possesses an advanced, self-aware AI. Meanwhile, humanity is busy urbanizing its Shelters, developing bipedal robots (armed lightweight walking vehicles, or ALWVs), and preparing to take the fight to M.R.S. Sixty years after the cataclysm that drove humanity underground, it finally emerges to retake the surface. By this time, M.R.S. has developed significant internal defects, and the battle is relatively short. Within two decades, almost all M.R.S.-created automata on the surface have been destroyed. Samidare's main story mode follows the major missions of SMD-24-0x: its testing against the biomechanical construct Sylphid, its encounter with Anareta, the defense system of long-ruined space outpost Tetra-Biblos, and its encounter with the SMD series prototype, SMD-00x. The extra mode follows a flight of the SMD-31-FX several decades later, after SMD-24-0x makes it back to Earth (if you get the good ending). &lt;/story&gt; &lt;/game&gt;">
            <text:p>&lt;game name="Samidare"&gt; &lt;year&gt;2002&lt;/year&gt; &lt;rating&gt;Shooter&lt;/rating&gt; &lt;title&gt;Samidare&lt;/title&gt; &lt;pub&gt;Amusement Makers&lt;/pub&gt; &lt;dev&gt;RebRank&lt;/dev&gt; &lt;genre&gt;ESRB - RP (Rating Pending)&lt;/genre&gt; &lt;score&gt;3.8&lt;/score&gt; &lt;player&gt;1 Player&lt;/player&gt; &lt;story&gt;In 2785, full-scale war breaks out on Earth over the various nations' rights to extraplanetary resources. This war ravages the Earth's environment, forcing humanity to flee underground. It also sees the creation of the M.R.S. (Machine manufacture Research and development System), an automated manufacturing and battle system designed to allow wars to take place without actual human participation. Unfortunately, within five years of humanity's flight underground, M.R.S. has completely taken control of the Earth's surface, and the first exploratory group from humanity's underground Shelters is annihilated. Not long after this first exploratory mission, the M.R.S. system discovers the Absolute Dimensional Barrier technology and eventually refines it into the Dimensional Absolute Barrier Shield; it uses its SMD series of warplanes to test and perfect the system. Unfortunately, the prototype unit, SMD-00x, disappears after activating the barrier for the first time, and though M.R.S. is eventually able to establish contact with the dimensional void into which SMD-00x disappeared, it's never actually able to find the ship again. Nevertheless, the system continues developing the SMD series, creating smaller, more capable craft such as the SMD-24-0x "Samidare", which is piloted by a humanoid control unit, C-22, and the final unit, SMD-31-FX "Gesshoku", whose control unit, C-23, possesses an advanced, self-aware AI. Meanwhile, humanity is busy urbanizing its Shelters, developing bipedal robots (armed lightweight walking vehicles, or ALWVs), and preparing to take the fight to M.R.S. Sixty years after the cataclysm that drove humanity underground, it finally emerges to retake the surface. By this time, M.R.S. has developed significant internal defects, and the battle is relatively short. Within two decades, almost all M.R.S.-created automata on the surface have been destroyed. Samidare's main story mode follows the major missions of SMD-24-0x: its testing against the biomechanical construct Sylphid, its encounter with Anareta, the defense system of long-ruined space outpost Tetra-Biblos, and its encounter with the SMD series prototype, SMD-00x. The extra mode follows a flight of the SMD-31-FX several decades later, after SMD-24-0x makes it back to Earth (if you get the good ending). &lt;/story&gt; &lt;/game&gt;</text:p>
          </table:table-cell>
          <table:table-cell table:number-columns-repeated="1012"/>
        </table:table-row>
        <table:table-row table:style-name="ro1">
          <table:table-cell office:value-type="string">
            <text:p>Shuusou Gyoku</text:p>
          </table:table-cell>
          <table:table-cell office:value-type="float" office:value="2000">
            <text:p>2000</text:p>
          </table:table-cell>
          <table:table-cell office:value-type="string">
            <text:p>Shooter</text:p>
          </table:table-cell>
          <table:table-cell office:value-type="string">
            <text:p>Shuusou Gyoku</text:p>
          </table:table-cell>
          <table:table-cell office:value-type="string">
            <text:p>Amusement Makers</text:p>
          </table:table-cell>
          <table:table-cell office:value-type="string">
            <text:p>P.B.G</text:p>
          </table:table-cell>
          <table:table-cell office:value-type="string">
            <text:p>ESRB - RP (Rating Pending)</text:p>
          </table:table-cell>
          <table:table-cell office:value-type="string">
            <text:p>4.1</text:p>
          </table:table-cell>
          <table:table-cell office:value-type="string">
            <text:p>1 Player</text:p>
          </table:table-cell>
          <table:table-cell office:value-type="string">
            <text:p>The game takes place on Earth in the future. VIVIT, a robot maid, has been sent out to run errands for her master, but she is constantly interrupted by battles. There are 6 stages, and one very difficult extra stage. </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Shuusou Gyoku&quot;&gt; &lt;year&gt;2000&lt;/year&gt; &lt;rating&gt;Shooter&lt;/rating&gt; &lt;title&gt;Shuusou Gyoku&lt;/title&gt; &lt;pub&gt;Amusement Makers&lt;/pub&gt; &lt;dev&gt;P.B.G&lt;/dev&gt; &lt;genre&gt;ESRB - RP (Rating Pending)&lt;/genre&gt; &lt;score&gt;4.1&lt;/score&gt; &lt;player&gt;1 Player&lt;/player&gt; &lt;story&gt;The game takes place on Earth in the future. VIVIT, a robot maid, has been sent out to run errands for her master, but she is constantly interrupted by battles. There are 6 stages, and one very difficult extra stage. &lt;/story&gt; &lt;/game&gt;">
            <text:p>&lt;game name="Shuusou Gyoku"&gt; &lt;year&gt;2000&lt;/year&gt; &lt;rating&gt;Shooter&lt;/rating&gt; &lt;title&gt;Shuusou Gyoku&lt;/title&gt; &lt;pub&gt;Amusement Makers&lt;/pub&gt; &lt;dev&gt;P.B.G&lt;/dev&gt; &lt;genre&gt;ESRB - RP (Rating Pending)&lt;/genre&gt; &lt;score&gt;4.1&lt;/score&gt; &lt;player&gt;1 Player&lt;/player&gt; &lt;story&gt;The game takes place on Earth in the future. VIVIT, a robot maid, has been sent out to run errands for her master, but she is constantly interrupted by battles. There are 6 stages, and one very difficult extra stage. &lt;/story&gt; &lt;/game&gt;</text:p>
          </table:table-cell>
          <table:table-cell table:number-columns-repeated="1012"/>
        </table:table-row>
        <table:table-row table:style-name="ro1" table:number-rows-repeated="1048547">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2">22/03/2016</text:date>, <text:time>16:27: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2T16:27:34.63</dc:date>
    <meta:generator>OpenOffice/4.1.2$Win32 OpenOffice.org_project/412m3$Build-9782</meta:generator>
    <meta:editing-duration>PT45M20S</meta:editing-duration>
    <meta:editing-cycles>4</meta:editing-cycles>
    <meta:document-statistic meta:table-count="1" meta:cell-count="308" meta:object-count="0"/>
  </office:meta>
</office:document-meta>
</file>